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5cm"/>
    </style:style>
    <style:style style:name="co6" style:family="table-column">
      <style:table-column-properties fo:break-before="auto" style:column-width="3.859cm"/>
    </style:style>
    <style:style style:name="co7" style:family="table-column">
      <style:table-column-properties fo:break-before="auto" style:column-width="14.328cm"/>
    </style:style>
    <style:style style:name="co8" style:family="table-column">
      <style:table-column-properties fo:break-before="auto" style:column-width="12.432cm"/>
    </style:style>
    <style:style style:name="co2" style:family="table-column">
      <style:table-column-properties fo:break-before="auto" style:column-width="2.267cm"/>
    </style:style>
    <style:style style:name="co9" style:family="table-column">
      <style:table-column-properties fo:break-before="auto" style:column-width="4.272cm"/>
    </style:style>
    <style:style style:name="co10" style:family="table-column">
      <style:table-column-properties fo:break-before="auto" style:column-width="16.316cm"/>
    </style:style>
    <style:style style:name="co11" style:family="table-column">
      <style:table-column-properties fo:break-before="auto" style:column-width="26.084cm"/>
    </style:style>
    <style:style style:name="ro1" style:family="table-row">
      <style:table-row-properties style:row-height="0.453cm" fo:break-before="auto" style:use-optimal-row-height="tru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14" style:family="table-row">
      <style:table-row-properties style:row-height="4.685cm" fo:break-before="auto" style:use-optimal-row-height="true"/>
    </style:style>
    <style:style style:name="ro15" style:family="table-row">
      <style:table-row-properties style:row-height="5.95cm" fo:break-before="auto" style:use-optimal-row-height="true"/>
    </style:style>
    <style:style style:name="ro16" style:family="table-row">
      <style:table-row-properties style:row-height="1.737cm" fo:break-before="auto" style:use-optimal-row-height="true"/>
    </style:style>
    <style:style style:name="ro17" style:family="table-row">
      <style:table-row-properties style:row-height="1.316cm" fo:break-before="auto" style:use-optimal-row-height="true"/>
    </style:style>
    <style:style style:name="ro18" style:family="table-row">
      <style:table-row-properties style:row-height="2.579cm" fo:break-before="auto" style:use-optimal-row-height="tru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3.422cm" fo:break-before="auto" style:use-optimal-row-height="false"/>
    </style:style>
    <style:style style:name="ro21" style:family="table-row">
      <style:table-row-properties style:row-height="3.422cm" fo:break-before="auto" style:use-optimal-row-height="true"/>
    </style:style>
    <style:style style:name="ro22" style:family="table-row">
      <style:table-row-properties style:row-height="0.55cm" fo:break-before="auto" style:use-optimal-row-height="false"/>
    </style:style>
    <style:style style:name="ro23" style:family="table-row">
      <style:table-row-properties style:row-height="1.004cm" fo:break-before="auto" style:use-optimal-row-height="false"/>
    </style:style>
    <style:style style:name="ro24" style:family="table-row">
      <style:table-row-properties style:row-height="2.872cm" fo:break-before="auto" style:use-optimal-row-height="false"/>
    </style:style>
    <style:style style:name="ro25" style:family="table-row">
      <style:table-row-properties style:row-height="0.947cm" fo:break-before="auto" style:use-optimal-row-height="true"/>
    </style:style>
    <style:style style:name="ro26" style:family="table-row">
      <style:table-row-properties style:row-height="0.499cm" fo:break-before="auto" style:use-optimal-row-height="true"/>
    </style:style>
    <style:style style:name="ro27" style:family="table-row">
      <style:table-row-properties style:row-height="0.631cm" fo:break-before="auto" style:use-optimal-row-height="false"/>
    </style:style>
    <style:style style:name="ro28" style:family="table-row">
      <style:table-row-properties style:row-height="1.316cm" fo:break-before="auto" style:use-optimal-row-height="false"/>
    </style:style>
    <style:style style:name="ro29" style:family="table-row">
      <style:table-row-properties style:row-height="2.868cm" fo:break-before="auto" style:use-optimal-row-height="false"/>
    </style:style>
    <style:style style:name="ro30" style:family="table-row">
      <style:table-row-properties style:row-height="2.526cm" fo:break-before="auto" style:use-optimal-row-height="false"/>
    </style:style>
    <style:style style:name="ro31" style:family="table-row">
      <style:table-row-properties style:row-height="1.369cm" fo:break-before="auto" style:use-optimal-row-height="false"/>
    </style:style>
    <style:style style:name="ro32" style:family="table-row">
      <style:table-row-properties style:row-height="0.947cm" fo:break-before="auto" style:use-optimal-row-height="false"/>
    </style:style>
    <style:style style:name="ro33" style:family="table-row">
      <style:table-row-properties style:row-height="2.08cm" fo:break-before="auto" style:use-optimal-row-height="false"/>
    </style:style>
    <style:style style:name="ro34" style:family="table-row">
      <style:table-row-properties style:row-height="1.762cm" fo:break-before="auto" style:use-optimal-row-height="false"/>
    </style:style>
    <style:style style:name="ro35" style:family="table-row">
      <style:table-row-properties style:row-height="1.894cm" fo:break-before="auto" style:use-optimal-row-height="false"/>
    </style:style>
    <style:style style:name="ro36" style:family="table-row">
      <style:table-row-properties style:row-height="1.499cm" fo:break-before="auto" style:use-optimal-row-height="false"/>
    </style:style>
    <style:style style:name="ro37" style:family="table-row">
      <style:table-row-properties style:row-height="1.3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00"/>
    </style:style>
    <style:style style:name="ce3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ccffff" fo:wrap-option="wrap"/>
      <style:text-properties fo:hyphenate="true"/>
    </style:style>
    <style:style style:name="ce12" style:family="table-cell" style:parent-style-name="Default">
      <style:table-cell-properties fo:background-color="#ccffff" fo:wrap-option="wrap" fo:border="none"/>
      <style:text-properties fo:hyphenate="true"/>
    </style:style>
    <style:style style:name="ce13" style:family="table-cell" style:parent-style-name="Default">
      <style:table-cell-properties fo:border-bottom="none" fo:background-color="#ccffff" fo:wrap-option="wrap" fo:border-left="0.002cm solid #000000" fo:border-right="none" fo:border-top="none"/>
      <style:text-properties fo:hyphenate="true"/>
    </style:style>
    <style:style style:name="ce14" style:family="table-cell" style:parent-style-name="Default">
      <style:table-cell-properties fo:border-bottom="0.002cm solid #000000" fo:background-color="#ccffff" fo:wrap-option="wrap" fo:border-left="0.002cm solid #000000" fo:border-right="none" fo:border-top="none"/>
      <style:text-properties fo:hyphenate="true"/>
    </style:style>
    <style:style style:name="ce15" style:family="table-cell" style:parent-style-name="Default">
      <style:table-cell-properties fo:background-color="#ffffcc" fo:wrap-option="wrap"/>
      <style:text-properties fo:hyphenate="true"/>
    </style:style>
    <style:style style:name="ce16" style:family="table-cell" style:parent-style-name="Default">
      <style:table-cell-properties fo:background-color="#e6e6ff" fo:wrap-option="wrap"/>
      <style:text-properties fo:hyphenate="true"/>
    </style:style>
    <style:style style:name="ce17" style:family="table-cell" style:parent-style-name="Default">
      <style:table-cell-properties fo:background-color="#e6e6e6" fo:wrap-option="wrap"/>
      <style:text-properties style:use-window-font-color="true" fo:hyphenate="true"/>
    </style:style>
    <style:style style:name="ce18" style:family="table-cell" style:parent-style-name="Default">
      <style:table-cell-properties fo:background-color="#cccc00" fo:wrap-option="wrap"/>
      <style:text-properties style:use-window-font-color="true" fo:hyphenate="true"/>
    </style:style>
    <style:style style:name="ce19" style:family="table-cell" style:parent-style-name="Default">
      <style:table-cell-properties fo:wrap-option="wrap"/>
      <style:text-properties fo:hyphenate="true"/>
    </style:style>
    <style:style style:name="ce20" style:family="table-cell" style:parent-style-name="Default">
      <style:table-cell-properties fo:border-bottom="0.002cm solid #000000" fo:background-color="#ccffff" fo:wrap-option="wrap" fo:border-left="none" fo:border-right="none" fo:border-top="none"/>
      <style:text-properties fo:hyphenate="true"/>
    </style:style>
    <style:style style:name="ce21" style:family="table-cell" style:parent-style-name="Default">
      <style:table-cell-properties fo:background-color="#ffcc99" fo:wrap-option="wrap"/>
      <style:text-properties fo:hyphenate="true"/>
    </style:style>
    <style:style style:name="ce22" style:family="table-cell" style:parent-style-name="Default">
      <style:table-cell-properties fo:background-color="#cccc00" fo:wrap-option="wrap"/>
      <style:text-properties fo:hyphenate="true"/>
    </style:style>
    <style:style style:name="ce23" style:family="table-cell" style:parent-style-name="Default">
      <style:table-cell-properties fo:background-color="#ccffff" fo:wrap-option="wrap"/>
      <style:text-properties fo:font-style="normal" style:font-style-asian="normal" style:font-style-complex="normal" fo:hyphenate="true"/>
    </style:style>
    <style:style style:name="ce24" style:family="table-cell" style:parent-style-name="Default">
      <style:table-cell-properties fo:background-color="#e6e6e6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>
      <style:table-cell-properties fo:background-color="#ccffff"/>
    </style:style>
    <style:style style:name="ce27" style:family="table-cell" style:parent-style-name="Default">
      <style:table-cell-properties fo:border-bottom="none" fo:background-color="#ccffff" fo:border-left="none" fo:border-right="none" fo:border-top="0.002cm solid #000000"/>
    </style:style>
    <style:style style:name="ce28" style:family="table-cell" style:parent-style-name="Default">
      <style:table-cell-properties fo:border-bottom="0.002cm solid #000000" fo:background-color="#ccffff" fo:border-left="none" fo:border-right="none" fo:border-top="none"/>
    </style:style>
    <style:style style:name="ce29" style:family="table-cell" style:parent-style-name="Default">
      <style:table-cell-properties fo:border-bottom="0.002cm solid #000000" fo:background-color="#ffffcc" fo:border-left="none" fo:border-right="none" fo:border-top="none"/>
    </style:style>
    <style:style style:name="ce30" style:family="table-cell" style:parent-style-name="Default">
      <style:table-cell-properties fo:background-color="#ffffcc"/>
    </style:style>
    <style:style style:name="ce31" style:family="table-cell" style:parent-style-name="Default">
      <style:table-cell-properties fo:background-color="#e6e6ff"/>
    </style:style>
    <style:style style:name="ce32" style:family="table-cell" style:parent-style-name="Default">
      <style:table-cell-properties fo:background-color="#ffcc99"/>
      <style:text-properties style:use-window-font-color="true"/>
    </style:style>
    <style:style style:name="ce33" style:family="table-cell" style:parent-style-name="Default">
      <style:table-cell-properties fo:background-color="#e6e6e6"/>
      <style:text-properties style:use-window-font-color="true"/>
    </style:style>
    <style:style style:name="ce34" style:family="table-cell" style:parent-style-name="Default">
      <style:table-cell-properties fo:background-color="#cccc00"/>
      <style:text-properties style:use-window-font-color="true"/>
    </style:style>
    <style:style style:name="ce35" style:family="table-cell" style:parent-style-name="Default">
      <style:table-cell-properties fo:border-bottom="0.002cm solid #000000" fo:background-color="#e6ff00" fo:border-left="none" fo:border-right="none" fo:border-top="none"/>
    </style:style>
    <style:style style:name="ce36" style:family="table-cell" style:parent-style-name="Default">
      <style:table-cell-properties fo:border-bottom="none" fo:background-color="#ccffff" fo:border-left="0.002cm solid #000000" fo:border-right="none" fo:border-top="none"/>
    </style:style>
    <style:style style:name="ce37" style:family="table-cell" style:parent-style-name="Default">
      <style:table-cell-properties fo:border-bottom="none" fo:background-color="#e6ff00" fo:border-left="none" fo:border-right="none" fo:border-top="0.002cm solid #000000"/>
    </style:style>
    <style:style style:name="ce38" style:family="table-cell" style:parent-style-name="Default">
      <style:table-cell-properties fo:background-color="#e6ff00"/>
    </style:style>
    <style:style style:name="ce39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#e6e6e6" fo:wrap-option="wrap"/>
      <style:text-properties fo:font-weight="bold" style:font-weight-asian="bold" style:font-weight-complex="bold" fo:hyphenate="true"/>
    </style:style>
    <style:style style:name="ce40" style:family="table-cell" style:parent-style-name="Default">
      <style:table-cell-properties fo:background-color="#00ff00"/>
      <style:text-properties style:use-window-font-color="true"/>
    </style:style>
    <style:style style:name="ce41" style:family="table-cell" style:parent-style-name="Default">
      <style:table-cell-properties fo:border-bottom="none" fo:background-color="#e6ff00" fo:border-left="0.002cm solid #000000" fo:border-right="none" fo:border-top="none"/>
    </style:style>
    <style:style style:name="ce42" style:family="table-cell" style:parent-style-name="Default">
      <style:table-cell-properties fo:border-bottom="none" fo:background-color="#e6ff00" fo:border-left="none" fo:border-right="0.002cm solid #000000" fo:border-top="0.002cm solid #000000"/>
    </style:style>
    <style:style style:name="ce43" style:family="table-cell" style:parent-style-name="Default">
      <style:table-cell-properties fo:border-bottom="none" fo:background-color="#e6ff00" fo:border-left="none" fo:border-right="0.002cm solid #000000" fo:border-top="none"/>
    </style:style>
    <style:style style:name="ce44" style:family="table-cell" style:parent-style-name="Default">
      <style:table-cell-properties fo:border-bottom="0.002cm solid #000000" fo:background-color="#e6ff00" fo:border-left="none" fo:border-right="0.002cm solid #000000" fo:border-top="none"/>
    </style:style>
    <style:style style:name="ce5" style:family="table-cell" style:parent-style-name="Default">
      <style:table-cell-properties fo:background-color="#ffff99" fo:wrap-option="wrap"/>
      <style:text-properties fo:hyphenate="true"/>
    </style:style>
    <style:style style:name="ce6" style:family="table-cell" style:parent-style-name="Default">
      <style:table-cell-properties fo:background-color="#ffcc99" fo:wrap-option="wrap"/>
      <style:text-properties style:use-window-font-color="true" fo:hyphenate="true"/>
    </style:style>
    <style:style style:name="ce7" style:family="table-cell" style:parent-style-name="Default">
      <style:table-cell-properties fo:background-color="#ffff00" fo:wrap-option="wrap"/>
      <style:text-properties fo:hyphenate="true"/>
    </style:style>
    <style:style style:name="ce8" style:family="table-cell" style:parent-style-name="Default">
      <style:table-cell-properties fo:border-bottom="none" fo:background-color="#ccffff" fo:wrap-option="wrap" fo:border-left="none" fo:border-right="none" fo:border-top="0.002cm solid #000000"/>
      <style:text-properties fo:hyphenate="true"/>
    </style:style>
    <style:style style:name="ce50" style:family="table-cell" style:parent-style-name="Default">
      <style:table-cell-properties fo:border-bottom="none" fo:background-color="transparent" fo:wrap-option="wrap" fo:border-left="none" fo:border-right="none" fo:border-top="0.002cm solid #000000"/>
      <style:text-properties style:font-name="Segoe UI" fo:hyphenate="true"/>
    </style:style>
    <style:style style:name="ce51" style:family="table-cell" style:parent-style-name="Default">
      <style:text-properties style:font-name="Segoe UI"/>
    </style:style>
    <style:style style:name="ce52" style:family="table-cell" style:parent-style-name="Default">
      <style:table-cell-properties fo:wrap-option="wrap"/>
      <style:text-properties style:font-name="Segoe UI"/>
    </style:style>
    <style:style style:name="T1" style:family="text">
      <style:text-properties style:font-name="Segoe UI"/>
    </style:style>
    <style:style style:name="T2" style:family="text">
      <style:text-properties fo:font-weight="bold"/>
    </style:style>
  </office:automatic-styles>
  <office:body>
    <office:spreadsheet>
      <table:table table:name="tutoId" table:style-name="ta1" table:print="false">
        <table:table-column table:style-name="co1" table:default-cell-style-name="ce2"/>
        <table:table-row table:style-name="ro1">
          <table:table-cell table:style-name="ce1" office:value-type="string">
            <text:p>id</text:p>
          </table:table-cell>
        </table:table-row>
        <table:table-row table:style-name="ro1">
          <table:table-cell office:value-type="string">
            <text:p>FIRST_FRAME</text:p>
          </table:table-cell>
        </table:table-row>
        <table:table-row table:style-name="ro1">
          <table:table-cell office:value-type="string">
            <text:p>WELCOME</text:p>
          </table:table-cell>
        </table:table-row>
        <table:table-row table:style-name="ro1">
          <table:table-cell office:value-type="string">
            <text:p>UI_INTRODUCTION</text:p>
          </table:table-cell>
        </table:table-row>
        <table:table-row table:style-name="ro1">
          <table:table-cell office:value-type="string">
            <text:p>FIRST_STEP</text:p>
          </table:table-cell>
        </table:table-row>
        <table:table-row table:style-name="ro1">
          <table:table-cell office:value-type="string">
            <text:p>END_LEARN_MODE</text:p>
          </table:table-cell>
        </table:table-row>
        <table:table-row table:style-name="ro1">
          <table:table-cell office:value-type="string">
            <text:p>NORMAL_MODE</text:p>
          </table:table-cell>
        </table:table-row>
        <table:table-row table:style-name="ro1">
          <table:table-cell table:style-name="ce3" office:value-type="string">
            <text:p>THE_END</text:p>
          </table:table-cell>
        </table:table-row>
        <table:table-row table:style-name="ro1">
          <table:table-cell table:style-name="ce3" office:value-type="string">
            <text:p>$EOF</text:p>
          </table:table-cell>
        </table:table-row>
      </table:table>
      <table:table table:name="tutorial" table:style-name="ta1" table:print="false">
        <table:table-column table:style-name="co9" table:default-cell-style-name="ce5"/>
        <table:table-column table:style-name="co10" table:default-cell-style-name="ce8"/>
        <table:table-column table:style-name="co11" table:default-cell-style-name="ce51"/>
        <table:table-column table:style-name="co2" table:default-cell-style-name="Default"/>
        <table:table-row table:style-name="ro11">
          <table:table-cell table:style-name="ce4" office:value-type="string">
            <text:p>st</text:p>
          </table:table-cell>
          <table:table-cell table:style-name="ce4" office:value-type="string">
            <text:p>cmd</text:p>
          </table:table-cell>
          <table:table-cell table:style-name="ce4" office:value-type="string">
            <text:p>txt</text:p>
          </table:table-cell>
          <table:table-cell table:style-name="ce1" office:value-type="string">
            <text:p>index</text:p>
          </table:table-cell>
        </table:table-row>
        <table:table-row table:style-name="ro11">
          <table:table-cell table:style-name="ce4" office:value-type="string">
            <text:p>FIRST_FRAME</text:p>
          </table:table-cell>
          <table:table-cell table:style-name="ce4" office:value-type="string">
            <text:p>ENABLE_ACTION(false)</text:p>
          </table:table-cell>
          <table:table-cell table:style-name="ce4"/>
          <table:table-cell/>
        </table:table-row>
        <table:table-row table:style-name="ro11">
          <table:table-cell table:style-name="ce4" office:value-type="string">
            <text:p>FIRST_FRAME</text:p>
          </table:table-cell>
          <table:table-cell table:style-name="ce4" office:value-type="string">
            <text:p>SET_HUNGRY</text:p>
          </table:table-cell>
          <table:table-cell table:style-name="ce4"/>
          <table:table-cell/>
        </table:table-row>
        <table:table-row table:style-name="ro11">
          <table:table-cell table:style-name="ce4" office:value-type="string">
            <text:p>FIRST_FRAME</text:p>
          </table:table-cell>
          <table:table-cell table:style-name="ce4" office:value-type="string">
            <text:p>DBL_ITEM(DOOR)</text:p>
          </table:table-cell>
          <table:table-cell table:style-name="ce4"/>
          <table:table-cell/>
        </table:table-row>
        <table:table-row table:style-name="ro11">
          <table:table-cell table:style-name="ce4" office:value-type="string">
            <text:p>FIRST_FRAME</text:p>
          </table:table-cell>
          <table:table-cell table:style-name="ce4" office:value-type="string">
            <text:p>DBL_ITEM( TURRET_COMMAND <text:s/>)</text:p>
          </table:table-cell>
          <table:table-cell table:style-name="ce4"/>
          <table:table-cell/>
        </table:table-row>
        <table:table-row table:style-name="ro11">
          <table:table-cell table:style-name="ce4" office:value-type="string">
            <text:p>FIRST_FRAME</text:p>
          </table:table-cell>
          <table:table-cell table:style-name="ce4" office:value-type="string">
            <text:p>PUB_STEP( PRINCIPLES )</text:p>
          </table:table-cell>
          <table:table-cell table:style-name="ce4"/>
          <table:table-cell/>
        </table:table-row>
        <table:table-row table:style-name="ro11">
          <table:table-cell office:value-type="string">
            <text:p>FIRST_FRAME</text:p>
          </table:table-cell>
          <table:table-cell office:value-type="string">
            <text:p>ns( WELCOME )</text:p>
          </table:table-cell>
          <table:table-cell table:style-name="Default"/>
          <table:table-cell/>
        </table:table-row>
        <table:table-row table:style-name="ro17">
          <table:table-cell office:value-type="string">
            <text:p>WELCOME</text:p>
          </table:table-cell>
          <table:table-cell office:value-type="string">
            <text:p>confirm(id_con_intro,1)</text:p>
          </table:table-cell>
          <table:table-cell table:style-name="Default" office:value-type="string">
            <text:p>&lt;h4&gt;Apprentissage&lt;/h4&gt;&lt;p&gt;$n Bienvenue à bord du vaiss... hmm... vous m'entendez ?...&lt;/p&gt;</text:p>
            <text:p>&lt;p&gt;Je suis NERON, l'intelligence artificielle du Daedalus. Vous sortez du sommeil cryogénique et ...visiblement ça ne vous réussit pas. Attendez, je vais vous rafraîchir la mémoire :&lt;/p&gt;</text:p>
            <text:p>&lt;p&gt;Je vais vous expliquer les &lt;em&gt;principes de survie du jeu Mush&lt;/em&gt;. &lt;/p&gt;</text:p>
          </table:table-cell>
          <table:table-cell/>
        </table:table-row>
        <table:table-row table:style-name="ro11">
          <table:table-cell office:value-type="string">
            <text:p>WELCOME</text:p>
          </table:table-cell>
          <table:table-cell office:value-type="string">
            <text:p>CUSTOM_CONFIRM(cdIntroPate,id_dial_intro, 0)</text:p>
          </table:table-cell>
          <table:table-cell table:style-name="Default"/>
          <table:table-cell/>
        </table:table-row>
        <table:table-row table:style-name="ro11">
          <table:table-cell office:value-type="string">
            <text:p>WELCOME</text:p>
          </table:table-cell>
          <table:table-cell table:style-name="ce4" office:value-type="string">
            <text:p>PUB_STEP( UI )</text:p>
          </table:table-cell>
          <table:table-cell table:style-name="ce50"/>
          <table:table-cell/>
        </table:table-row>
        <table:table-row table:style-name="ro11">
          <table:table-cell office:value-type="string">
            <text:p>WELCOME</text:p>
          </table:table-cell>
          <table:table-cell office:value-type="string">
            <text:p>ns( UI_INTRODUCTION )</text:p>
          </table:table-cell>
          <table:table-cell table:style-name="ce50"/>
          <table:table-cell/>
        </table:table-row>
        <table:table-row table:style-name="ro25">
          <table:table-cell office:value-type="string">
            <text:p>UI_INTRODUCTION</text:p>
          </table:table-cell>
          <table:table-cell office:value-type="string">
            <text:p>confirm(id_con_intro,1)</text:p>
          </table:table-cell>
          <table:table-cell table:style-name="ce50" office:value-type="string">
            <text:p>&lt;h4&gt;Chapitre 2 : L'interface&lt;/h4&gt;&lt;p&gt;$n Maintenant vous savez pourquoi vous êtes ici.&lt;/p&gt;&lt;p&gt; Passons à la présentation de l'*interface*&lt;/em&gt;.&lt;/p&gt;</text:p>
            <text:p><text:span text:style-name="T1"/></text:p>
          </table:table-cell>
          <table:table-cell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OUTLINE(.avatar)</text:p>
          </table:table-cell>
          <table:table-cell table:style-name="ce50"/>
          <table:table-cell/>
        </table:table-row>
        <table:table-row table:style-name="ro26">
          <table:table-cell office:value-type="string">
            <text:p>UI_INTRODUCTION</text:p>
          </table:table-cell>
          <table:table-cell office:value-type="string">
            <text:p>DO_CONFIRM(id_con_char,0)</text:p>
          </table:table-cell>
          <table:table-cell table:style-name="ce50" office:value-type="string">
            <text:p>&lt;p&gt;Cette personne, c'est vous.&lt;/p&gt;</text:p>
          </table:table-cell>
          <table:table-cell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OUTLINE(#myInventory .item)</text:p>
          </table:table-cell>
          <table:table-cell table:style-name="ce50"/>
          <table:table-cell/>
        </table:table-row>
        <table:table-row table:style-name="ro27">
          <table:table-cell office:value-type="string">
            <text:p>UI_INTRODUCTION</text:p>
          </table:table-cell>
          <table:table-cell office:value-type="string">
            <text:p>DO_CONFIRM(id_con_object,0)</text:p>
          </table:table-cell>
          <table:table-cell table:style-name="ce50" office:value-type="string">
            <text:p>&lt;p&gt;Ces trois emplacements sont votre &lt;em&gt;inventaire&lt;/em&gt;.&lt;/p&gt;&lt;p&gt;Les objets que vous portez se trouvent ici.&lt;/p&gt;</text:p>
          </table:table-cell>
          <table:table-cell/>
        </table:table-row>
        <table:table-row table:style-name="ro27">
          <table:table-cell office:value-type="string">
            <text:p>UI_INTRODUCTION</text:p>
          </table:table-cell>
          <table:table-cell office:value-type="string">
            <text:p>OUTLINE(.pvsm)</text:p>
          </table:table-cell>
          <table:table-cell table:style-name="ce50"/>
          <table:table-cell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DO_CONFIRM(id_con_life,0)</text:p>
          </table:table-cell>
          <table:table-cell office:value-type="string">
            <text:p>&lt;p&gt; Vos &lt;em&gt;Points De Vie&lt;/em&gt; ( &lt;img src="/img/icons/ui/lp.png"/&gt; ) sont ici. Arrivé à 0, vous êtes *mort*.&lt;/p&gt;</text:p>
          </table:table-cell>
          <table:table-cell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OUTLINE(#cdPaBloc)</text:p>
          </table:table-cell>
          <table:table-cell table:number-columns-repeated="2"/>
        </table:table-row>
        <table:table-row table:style-name="ro25">
          <table:table-cell office:value-type="string">
            <text:p>UI_INTRODUCTION</text:p>
          </table:table-cell>
          <table:table-cell office:value-type="string">
            <text:p>DO_CONFIRM(id_con_act,0)</text:p>
          </table:table-cell>
          <table:table-cell table:style-name="ce50" office:value-type="string">
            <text:p>&lt;p&gt;Ici se trouvent vos &lt;em&gt;Points d'Action ( &lt;img src="/img/icons/ui/pa_slot1.png"/&gt; )&lt;/em&gt; et vos &lt;em&gt;Points de Mouvement ( &lt;img src="/img/icons/ui/pa_slot2.png"/&gt; )&lt;/em&gt;, nécessaires pour exécuter les actions et se déplacer.&lt;/p&gt;</text:p>
          </table:table-cell>
          <table:table-cell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OUTLINE(.cycletime)</text:p>
          </table:table-cell>
          <table:table-cell table:style-name="ce50"/>
          <table:table-cell/>
        </table:table-row>
        <table:table-row table:style-name="ro25">
          <table:table-cell office:value-type="string">
            <text:p>UI_INTRODUCTION</text:p>
          </table:table-cell>
          <table:table-cell office:value-type="string">
            <text:p>DO_CONFIRM(id_con_days,0)</text:p>
          </table:table-cell>
          <table:table-cell office:value-type="string">
            <text:p>&lt;p&gt;Les jours dans le jeu correspondent avec les jours de la vie terrienne. &lt;/p&gt;</text:p>
            <text:p>&lt;p&gt;À chaque nouveau &lt;em&gt;cycle&lt;/em&gt; ( 3 heures ) vous gagnerez automatiquement des &lt;em&gt;Points d'Action&lt;/em&gt; et de &lt;em&gt;Mouvement&lt;/em&gt; (&lt;img src="/img/icons/ui/pslots.png"/&gt;).&lt;/p&gt;</text:p>
          </table:table-cell>
          <table:table-cell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OUTLINE(.cdShipCasio)</text:p>
          </table:table-cell>
          <table:table-cell table:number-columns-repeated="2"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DO_CONFIRM(id_con_casio,0)</text:p>
          </table:table-cell>
          <table:table-cell office:value-type="string">
            <text:p>&lt;p&gt;Ce compteur vous montre le temps qu'il reste avant le *cycle suivant*.&lt;/p&gt;</text:p>
          </table:table-cell>
          <table:table-cell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OUTLINE(#cdPaBloc)</text:p>
          </table:table-cell>
          <table:table-cell table:number-columns-repeated="2"/>
        </table:table-row>
        <table:table-row table:style-name="ro28">
          <table:table-cell office:value-type="string">
            <text:p>UI_INTRODUCTION</text:p>
          </table:table-cell>
          <table:table-cell office:value-type="string">
            <text:p>DO_CONFIRM(id_con_act2,0)</text:p>
          </table:table-cell>
          <table:table-cell office:value-type="string">
            <text:p>&lt;p&gt;Quand vos &lt;em&gt;points d'Action&lt;/em&gt; et de &lt;em&gt;Mouvement&lt;/em&gt; sont épuisés ( &lt;img src="/img/icons/ui/pslots.png"/&gt; ),</text:p>
            <text:p><text:s/>il vous suffit d'&lt;strong&gt;attendre la fin du cycle actuel (3 heures)&lt;/strong&gt; pour récupérer quelques uns.&lt;/p&gt;&lt;p&gt;&lt;strong&gt;Vous pouvez aussi revenir bien plus tard&lt;/strong&gt; pour voir vos barres totalement remplies.&lt;/p&gt;</text:p>
          </table:table-cell>
          <table:table-cell/>
        </table:table-row>
        <table:table-row table:style-name="ro26">
          <table:table-cell office:value-type="string">
            <text:p>UI_INTRODUCTION</text:p>
          </table:table-cell>
          <table:table-cell office:value-type="string">
            <text:p>DO_CONFIRM(id_con_room,0)</text:p>
          </table:table-cell>
          <table:table-cell table:style-name="ce50" office:value-type="string">
            <text:p>&lt;p&gt;Dans cette partie centrale, vous voyez la salle où vous vous trouvez en ce moment. Actuellement, vous vous situez dans le &lt;em&gt;Laboratoire&lt;/em&gt;.&lt;/p&gt;</text:p>
          </table:table-cell>
          <table:table-cell/>
        </table:table-row>
        <table:table-row table:style-name="ro26">
          <table:table-cell office:value-type="string">
            <text:p>UI_INTRODUCTION</text:p>
          </table:table-cell>
          <table:table-cell office:value-type="string">
            <text:p>DO_CONFIRM(id_con_log,0)</text:p>
          </table:table-cell>
          <table:table-cell table:style-name="ce50" office:value-type="string">
            <text:p>&lt;p&gt;L'activité de certaines salles peut être intense, n'oubliez pas de surveiller l'&lt;em&gt;historique d'événements&lt;/em&gt;.&lt;/p&gt;</text:p>
          </table:table-cell>
          <table:table-cell/>
        </table:table-row>
        <table:table-row table:style-name="ro11">
          <table:table-cell office:value-type="string">
            <text:p>UI_INTRODUCTION</text:p>
          </table:table-cell>
          <table:table-cell table:style-name="ce4" office:value-type="string">
            <text:p>PUB_STEP( FIRST_STEP )</text:p>
          </table:table-cell>
          <table:table-cell table:style-name="ce50"/>
          <table:table-cell/>
        </table:table-row>
        <table:table-row table:style-name="ro29">
          <table:table-cell office:value-type="string">
            <text:p>UI_INTRODUCTION</text:p>
          </table:table-cell>
          <table:table-cell office:value-type="string">
            <text:p>confirm(id_con_intro,1)</text:p>
          </table:table-cell>
          <table:table-cell office:value-type="string">
            <text:p>&lt;h4&gt;Chapitre 3 : Premiers pas&lt;/h4&gt;</text:p>
            <text:p>&lt;p&gt;$n <text:span text:style-name="T1">Passons à la pratique !</text:span>&lt;/p&gt;</text:p>
            <text:p><text:span text:style-name="T1">&lt;p&gt;Attention : L'apprentissage se déroule dans *une VRAIE partie mais il n'a AUCUNE influence sur elle*.&lt;/p&gt;</text:span></text:p>
            <text:p><text:span text:style-name="T1">&lt;p&gt;Pas de panique... Les actions, l'écoulement de points, les objets, tout est une simulation ! &lt;/p&gt;</text:span></text:p>
            <text:p><text:span text:style-name="T1"/></text:p>
          </table:table-cell>
          <table:table-cell/>
        </table:table-row>
        <table:table-row table:style-name="ro11">
          <table:table-cell office:value-type="string">
            <text:p>UI_INTRODUCTION</text:p>
          </table:table-cell>
          <table:table-cell office:value-type="string">
            <text:p>ns( FIRST_STEP )</text:p>
          </table:table-cell>
          <table:table-cell table:style-name="ce4"/>
          <table:table-cell/>
        </table:table-row>
        <table:table-row table:style-name="ro11">
          <table:table-cell office:value-type="string">
            <text:p>FIRST_STEP</text:p>
          </table:table-cell>
          <table:table-cell table:style-name="Default" office:value-type="string">
            <text:p>OUTLINE(.statuses li img)</text:p>
          </table:table-cell>
          <table:table-cell table:style-name="ce4"/>
          <table:table-cell/>
        </table:table-row>
        <table:table-row table:style-name="ro25">
          <table:table-cell office:value-type="string">
            <text:p>FIRST_STEP</text:p>
          </table:table-cell>
          <table:table-cell office:value-type="string">
            <text:p>DO_CONFIRM(id_con_hungry,0)</text:p>
          </table:table-cell>
          <table:table-cell table:style-name="ce50" office:value-type="string">
            <text:p>&lt;p&gt;L'icône de statut ( &lt;img src="/img/icons/ui/status/hungry.png"/&gt; ) indique que vous avez faim.&lt;/p&gt;&lt;p&gt; Pour y remédier, dirigeons-nous vers le *Refectoire* où sont stockés les *Rations*.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NABLE_ACTION(true)</text:p>
          </table:table-cell>
          <table:table-cell table:style-name="ce50"/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EBLACKLIST_ACTION(MOVE)</text:p>
          </table:table-cell>
          <table:table-cell table:style-name="ce50"/>
          <table:table-cell/>
        </table:table-row>
        <table:table-row table:style-name="ro25">
          <table:table-cell office:value-type="string">
            <text:p>FIRST_STEP</text:p>
          </table:table-cell>
          <table:table-cell office:value-type="string">
            <text:p>EXPECT_LOCATION(CORRIDOR_A,go_corr_a)</text:p>
          </table:table-cell>
          <table:table-cell table:style-name="ce50" office:value-type="string">
            <text:p>&lt;p&gt;Cliquez sur cette porte pour aller au &lt;em&gt;Réfectoire&lt;/em&gt; !&lt;/p&gt;</text:p>
            <text:p/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NABLE_LOCATION( CORRIDOR_A,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LOCATION( CORRIDOR_B,go_corr_b)</text:p>
          </table:table-cell>
          <table:table-cell office:value-type="string">
            <text:p>&lt;p&gt;Par ici, direction &lt;em&gt;Couloir central&lt;/em&gt;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NABLE_LOCATION( CORRIDOR_B,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LOCATION( REFECTORY,go_refec)</text:p>
          </table:table-cell>
          <table:table-cell office:value-type="string">
            <text:p>&lt;p&gt;Parfait. Voici la porte du &lt;em&gt;Réfectoire&lt;/em&gt;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EXPECT_CLOSET_OPENED,true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O_CONFIRM(id_con_room,0)</text:p>
          </table:table-cell>
          <table:table-cell office:value-type="string">
            <text:p>&lt;p&gt;Bien. Vous êtes dans le &lt;em&gt;Réfectoire&lt;/em&gt; !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SPAWN_ITEM( r(SPACE_RATION),REFECTORY,false,true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BL_ITEM( CONSUMABLE)</text:p>
          </table:table-cell>
          <table:table-cell table:number-columns-repeated="2"/>
        </table:table-row>
        <table:table-row table:style-name="ro25">
          <table:table-cell office:value-type="string">
            <text:p>FIRST_STEP</text:p>
          </table:table-cell>
          <table:table-cell office:value-type="string">
            <text:p>EXPECT_CLOSET_OPENED(open_closet)</text:p>
          </table:table-cell>
          <table:table-cell office:value-type="string">
            <text:p>&lt;p&gt;Vous devriez chercher à manger.&lt;/p&gt;&lt;p&gt;*Tous les objets* qui peuvent être *pris* sont dans l'&lt;em&gt;Étagère de chaque pièce&lt;/em&gt;.&lt;/p&gt;</text:p>
            <text:p>&lt;p&gt; Sélectionnez l'&lt;em&gt;Étagère&lt;/em&gt; pour voir son contenu. 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FORCE_CLOSET_OPENED,tru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EBLACKLIST_ACTION(EAT)</text:p>
          </table:table-cell>
          <table:table-cell table:number-columns-repeated="2"/>
        </table:table-row>
        <table:table-row table:style-name="ro25">
          <table:table-cell office:value-type="string">
            <text:p>FIRST_STEP</text:p>
          </table:table-cell>
          <table:table-cell office:value-type="string">
            <text:p>DO_CONFIRM(room_inv,0)</text:p>
          </table:table-cell>
          <table:table-cell office:value-type="string">
            <text:p>&lt;p&gt; Voici la *liste d'objets qui se trouvent dans le Réfectoire*.&lt;/p&gt;&lt;p&gt; Certains peuvent être *cassés* ou même *cachés*.&lt;/p&gt;</text:p>
            <text:p/>
          </table:table-cell>
          <table:table-cell/>
        </table:table-row>
        <table:table-row table:style-name="ro25">
          <table:table-cell office:value-type="string">
            <text:p>FIRST_STEP</text:p>
          </table:table-cell>
          <table:table-cell office:value-type="string">
            <text:p>EXPECT_ACTION( EAT,eat_that)</text:p>
          </table:table-cell>
          <table:table-cell office:value-type="string">
            <text:p/>
            <text:p>&lt;p&gt;Cliquez sur une *Ration* pour la &lt;em&gt;sélectionner&lt;/em&gt;, puis cliquez sur l'action *Consommer*.&lt;/p&gt;</text:p>
          </table:table-cell>
          <table:table-cell table:style-name="ce51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EXPECT_CLOSET_OPENED,false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FORCE_CLOSET_OPENED,false )</text:p>
          </table:table-cell>
          <table:table-cell table:number-columns-repeated="2"/>
        </table:table-row>
        <table:table-row table:style-name="ro30">
          <table:table-cell office:value-type="string">
            <text:p>FIRST_STEP</text:p>
          </table:table-cell>
          <table:table-cell office:value-type="string">
            <text:p>DO_CONFIRM(id_con_log,0)</text:p>
          </table:table-cell>
          <table:table-cell office:value-type="string">
            <text:p>&lt;p&gt;Après 16 ans de cryogénisation... L’icône de faim a disparu. </text:p>
            <text:p>Voici l'&lt;em&gt;historique des événements&lt;/em&gt; qui contient le résultat de l'*action que vous venez de réaliser*.&lt;p&gt;</text:p>
            <text:p><text:s/>&lt;p&gt;Mais, Houston, nous avons un problème ! Partons à la &lt;em&gt;Tourelle Alpha Avant&lt;/em&gt;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NABLE_LOCATION( REFECTORY,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LOCATION( CORRIDOR_B,your_own)</text:p>
          </table:table-cell>
          <table:table-cell office:value-type="string">
            <text:p>&lt;p&gt;:arrow_anim: Dirigez-vous au &lt;em&gt;Tourelle Alpha Avant&lt;/em&gt;. Pour y aller, c'est trivial : il n'y a qu'une porte ici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NABLE_LOCATION( CORRIDOR_B,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LOCATION( CORRIDOR_A, your_own)</text:p>
          </table:table-cell>
          <table:table-cell office:value-type="string">
            <text:p>&lt;p&gt;:arrow_anim: <text:s/>Vous êtes de retour au Couloir Avant.&lt;/p&gt;&lt;p&gt;Prenez la *porte* en face du &lt;em&gt;Réfectoire&lt;em&gt;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BREAK_THE_DOOR ,true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EXPECT_CLOSET_OPENED, tru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SPAWN_ITEM( i(WRENCH),CORRIDOR_A,false,true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BL_ITEM( WRENCH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CLOSET_OPENED(open_closet2)</text:p>
          </table:table-cell>
          <table:table-cell office:value-type="string">
            <text:p>&lt;p&gt;Dans ce couloir il y a une &lt;em&gt;Porte cassée&lt;/em&gt; !&lt;/p&gt;&lt;p&gt; Tout d'abord, cherchez l'*Étagère* et cliquez sur elle. Elle peut contenir le nécessaire pour réparer la porte.&lt;/p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FORCE_CLOSET_OPENED,tru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EBLACKLIST_ACTION(PICK_OBJECT)</text:p>
          </table:table-cell>
          <table:table-cell table:number-columns-repeated="2"/>
        </table:table-row>
        <table:table-row table:style-name="ro25">
          <table:table-cell office:value-type="string">
            <text:p>FIRST_STEP</text:p>
          </table:table-cell>
          <table:table-cell office:value-type="string">
            <text:p>EXPECT_IN_INVENTORY( WRENCH, select_wrench )</text:p>
          </table:table-cell>
          <table:table-cell office:value-type="string">
            <text:p>&lt;p&gt;Dans l'*Étagère*, il y a une *Clé à Molette* ! Elle augmentera vos &lt;em&gt;chances de réussite&lt;/em&gt; pour *réparer la Porte*.&lt;/p&gt;</text:p>
            <text:p>&lt;p&gt; Sélectionnez d'abord la *Clé à Molette* et effectuer l'action *Prendre*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O_CONFIRM(id_con_wrench_taken,0)</text:p>
          </table:table-cell>
          <table:table-cell office:value-type="string">
            <text:p><text:s/>&lt;p&gt;La *Clé à molette* est désormais dans votre *inventaire*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bla(PICK_OBJECT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bla(DROP_OBJECT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FORCE_CLOSET_OPENED, 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EXPECT_CLOSET_OPENED, 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ACTION( REPAIR_TUTO_0,repair_that)</text:p>
          </table:table-cell>
          <table:table-cell office:value-type="string">
            <text:p>&lt;p&gt;Maintenant, cliquez sur la &lt;em&gt;Porte Cassée&lt;/em&gt; pour la sélectionner et exécutez l'action *Réparer*.&lt;/p&gt;&lt;p&gt; Grâce à la *Clé À Molette*, vous avez plus de chances de réparer la porte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BLACKLIST_ALL_ACTION</text:p>
          </table:table-cell>
          <table:table-cell table:number-columns-repeated="2"/>
        </table:table-row>
        <table:table-row table:style-name="ro31">
          <table:table-cell office:value-type="string">
            <text:p>FIRST_STEP</text:p>
          </table:table-cell>
          <table:table-cell office:value-type="string">
            <text:p>DO_CONFIRM(fail,0)</text:p>
          </table:table-cell>
          <table:table-cell office:value-type="string">
            <text:p>&lt;p&gt;Et.. c'est un échec !&lt;/p&gt;&lt;p&gt;Ici, dans &lt;em&gt;l'historique&lt;/em&gt; (et tchat), vous pouvez lire le résultats de vos actions et celles des autres équipiers.&lt;/p&gt;</text:p>
            <text:p>&lt;p&gt;L'action vous a coûté 1 &lt;img src="/img/icons/ui/pa_slot1.png"/&gt;, mais il vous en reste encore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ACTION( REPAIR_TUTO_1,your_own)</text:p>
          </table:table-cell>
          <table:table-cell table:style-name="Default" office:value-type="string">
            <text:p>&lt;p&gt;&lt;img src="/img/design/arrow_anim.gif" /&gt; Avec la &lt;em&gt;Porte cassée&lt;/em&gt; sélectionnée, effectuez à nouveau l'action *Réparer*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BLACKLIST_ALL_ACTION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bl(MOVE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NABLE_LOCATION( CORRIDOR_A,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RESERVE_HUNTER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O_CONFIRM(id_con_log,0)</text:p>
          </table:table-cell>
          <table:table-cell office:value-type="string">
            <text:p>&lt;p&gt;N'impor...&lt;small&gt;Grésillement...&lt;/small&gt;Parfait. Vous avez réparé la porte !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LOCATION( LASER_TURRET_A_0,your_own)</text:p>
          </table:table-cell>
          <table:table-cell office:value-type="string">
            <text:p>&lt;p&gt;Maintenant, allez à la &lt;em&gt;Tourelle Alpha Avant&lt;/em&gt; vérifier l'état de nos défenses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confirm(your_own2,0)</text:p>
          </table:table-cell>
          <table:table-cell office:value-type="string">
            <text:p>&lt;p&gt;Les radars signalent un problème ici, des *Hunters nous attaquent* !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O_CONFIRM(id_turret_left,0)</text:p>
          </table:table-cell>
          <table:table-cell office:value-type="string">
            <text:p>&lt;p&gt;À &lt;em&gt;gauche&lt;/em&gt;, la liste des *Tourelles* du Daedalus et leurs occupants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O_CONFIRM(id_turret_right,0)</text:p>
          </table:table-cell>
          <table:table-cell table:style-name="Default" office:value-type="string">
            <text:p>&lt;p&gt;À &lt;em&gt;droite&lt;/em&gt;, la liste des *Hunters* attaquants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ACTION( SHOOT_TUTO_0,shoot_that )</text:p>
          </table:table-cell>
          <table:table-cell office:value-type="string">
            <text:p>&lt;p&gt;Cliquez sur la &lt;em&gt;Tourelle&lt;/em&gt; pour en prendre le contrôle. Ensuite, effectuez l'action *Tirer*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bla( SHOOT_TUTO_0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ACTION( SHOOT_TUTO_1,shoot_that )</text:p>
          </table:table-cell>
          <table:table-cell office:value-type="string">
            <text:p>&lt;p&gt;Afflige... Mince alors, *Vous avez raté votre tir* ! &lt;small&gt;(Regardez l'historique à droite)&lt;/small&gt;. Vous pouvez encore &lt;em&gt;réessayer&lt;/em&gt;, profitez-en !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bla( SHOOT_TUTO_1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uif( FAKE_HUNTER,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O_CONFIRM(id_con_log,0)</text:p>
          </table:table-cell>
          <table:table-cell office:value-type="string">
            <text:p>&lt;p&gt;Félicitation. Vous voyez, un Hunter assaillant a été détruit !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O_CONFIRM(your_own2,0)</text:p>
          </table:table-cell>
          <table:table-cell office:value-type="string">
            <text:p>&lt;p&gt; Le Daedalus est assez vaste, pour éviter de vous perdre vous aurez besoin d'une carte : le *Traqueur*.&lt;/p&gt;&lt;p&gt; Elle est stockée sur le &lt;em&gt;Pont&lt;/em&gt;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NABLE_LOCATION( LASER_TURRET_A_0,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REFILL_PA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LOCATION( COMMAND_CENTER,your_own)</text:p>
          </table:table-cell>
          <table:table-cell office:value-type="string">
            <text:p>&lt;p&gt;&lt;img src="/img/design/arrow_anim.gif" /&gt; Prenez la *Porte* vers le &lt;em&gt;Pont&lt;/em&gt;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NABLE_LOCATION( <text:s/>COMMAND_CENTER,false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RESERVE_ITEM( TRACKER,false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BL_ITEM( TRACKER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IN_INVENTORY( TRACKER, your_own )</text:p>
          </table:table-cell>
          <table:table-cell office:value-type="string">
            <text:p>&lt;p&gt;Sélectionnez l'*Étagère* et *prenez* le &lt;em&gt;Traqueur&lt;/em&gt;.&lt;/p&lt;p&gt; C'est une carte numérique qui vous fournira des informations sur le vaisseau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HIDE_CLOSET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confirm(track,0)</text:p>
          </table:table-cell>
          <table:table-cell office:value-type="string">
            <text:p>&lt;p&gt;Maintenant que vous avez le *Traqueur*, vous avez accès à une &lt;em&gt;carte du vaisseau&lt;/em&gt;. Votre position est représentée par le point *blanc*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bl( SEEK_HIDDEN )</text:p>
          </table:table-cell>
          <table:table-cell table:style-name="Default"/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RESERVE_ITEM( TALKY_WALKY,true )</text:p>
          </table:table-cell>
          <table:table-cell table:style-name="Default"/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BL_ITEM( TALKY_WALKY )</text:p>
          </table:table-cell>
          <table:table-cell table:style-name="Default"/>
          <table:table-cell/>
        </table:table-row>
        <table:table-row table:style-name="ro17">
          <table:table-cell office:value-type="string">
            <text:p>FIRST_STEP</text:p>
          </table:table-cell>
          <table:table-cell office:value-type="string">
            <text:p>EXPECT_ACTION( SEEK_HIDDEN,seek)</text:p>
          </table:table-cell>
          <table:table-cell table:style-name="Default" office:value-type="string">
            <text:p>&lt;p&gt;Les *Etagères* sont parfois trompeuses : certains objets peuvent y être dissimulés...&lt;/p&gt;</text:p>
            <text:p>&lt;p&gt;Cliquez sur &lt;em&gt;Fouiller&lt;/em&gt; pour *chercher dans la pièce*.&lt;/p&gt;</text:p>
            <text:p>&lt;p&gt;Un équipier malhonnête aurait-il caché quelque chose ici ?...&lt;/p&gt;</text:p>
          </table:table-cell>
          <table:table-cell/>
        </table:table-row>
        <table:table-row table:style-name="ro32">
          <table:table-cell office:value-type="string">
            <text:p>FIRST_STEP</text:p>
          </table:table-cell>
          <table:table-cell office:value-type="string">
            <text:p>confirm(talkie_found ,0)</text:p>
          </table:table-cell>
          <table:table-cell office:value-type="string">
            <text:p>&lt;p&gt;Bravo, vous avez trouvé un &lt;em&gt;Talkie-Walkie&lt;/em&gt; dans les recoins sombres de l'*Étagère* !&lt;/p&gt;</text:p>
            <text:p/>
          </table:table-cell>
          <table:table-cell/>
        </table:table-row>
        <table:table-row table:style-name="ro32">
          <table:table-cell office:value-type="string">
            <text:p>FIRST_STEP</text:p>
          </table:table-cell>
          <table:table-cell office:value-type="string">
            <text:p>EXPECT_IN_INVENTORY( TALKY_WALKY,your_own )</text:p>
          </table:table-cell>
          <table:table-cell office:value-type="string">
            <text:p>&lt;p&gt;&lt;img src="/img/design/arrow_anim.gif" /&gt; Maintenant, sélectionnez l'*Étagère pour afficher l'inventaire* de la pièce et *prenez* le &lt;em&gt;Talkie-Walkie&lt;/em&gt; !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bla(DROP_OBJECT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bla(PICK_OBJECT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dbl( BROADCAST_MESSAGE)</text:p>
          </table:table-cell>
          <table:table-cell table:number-columns-repeated="2"/>
        </table:table-row>
        <table:table-row table:style-name="ro25">
          <table:table-cell office:value-type="string">
            <text:p>FIRST_STEP</text:p>
          </table:table-cell>
          <table:table-cell office:value-type="string">
            <text:p>confirm(id_new_chanel,0)</text:p>
          </table:table-cell>
          <table:table-cell office:value-type="string">
            <text:p>&lt;p&gt;Un nouvel onglet est apparu ici. Il s'agit des &lt;em&gt;Discussions (&lt;img src="/img/icons/ui/wall.png"/&gt;)&lt;/em&gt;. </text:p>
            <text:p>Vous pouvez y communiquer avec *les autres possesseurs de Talkie-Walkies*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AJAX( cdMainChat <text:s/>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EXPECT_CHAT(your_own)</text:p>
          </table:table-cell>
          <table:table-cell office:value-type="string">
            <text:p>&lt;p&gt;&lt;img src="/img/design/arrow_anim.gif" /&gt; Cliquez sur l'onglet &lt;em&gt;Discussions (&lt;img src="/img/icons/ui/wall.png"/&gt;)&lt;/em&gt; et *dites « Bonjour »* à vos camarades !&lt;/p&gt;</text:p>
          </table:table-cell>
          <table:table-cell/>
        </table:table-row>
        <table:table-row table:style-name="ro33">
          <table:table-cell office:value-type="string">
            <text:p>FIRST_STEP</text:p>
          </table:table-cell>
          <table:table-cell office:value-type="string">
            <text:p>confirm(id_con_intro,1)</text:p>
          </table:table-cell>
          <table:table-cell table:style-name="Default" office:value-type="string">
            <text:p>&lt;h4&gt;Chapitre 4 : On passe en Mode Normal ?&lt;/h4&gt;</text:p>
            <text:p>&lt;p&gt;$n Parfait, vous êtes enfin opérationnel !&lt;/p&gt;</text:p>
            <text:p>&lt;p&gt;L'exercice est fini : maintenant *vos actions auront un impact réel* dans le Daedalus.&lt;/p&gt;</text:p>
            <text:p>&lt;p&gt;Vous allez maintenant retrouver une quantité de points d'action et de mouvements (:papm:) correspondant à une décryogénisation normale.&lt;/p&gt;</text:p>
          </table:table-cell>
          <table:table-cell/>
        </table:table-row>
        <table:table-row table:style-name="ro11">
          <table:table-cell office:value-type="string">
            <text:p>FIRST_STEP</text:p>
          </table:table-cell>
          <table:table-cell table:style-name="ce4" office:value-type="string">
            <text:p>PUB_STEP( GO_NORMAL )</text:p>
          </table:table-cell>
          <table:table-cell table:number-columns-repeated="2"/>
        </table:table-row>
        <table:table-row table:style-name="ro11">
          <table:table-cell office:value-type="string">
            <text:p>FIRST_STEP</text:p>
          </table:table-cell>
          <table:table-cell office:value-type="string">
            <text:p>ns( END_LEARN_MODE )</text:p>
          </table:table-cell>
          <table:table-cell table:style-name="ce4"/>
          <table:table-cell/>
        </table:table-row>
        <table:table-row table:style-name="ro11">
          <table:table-cell table:style-name="ce2" office:value-type="string">
            <text:p>END_LEARN_MODE</text:p>
          </table:table-cell>
          <table:table-cell office:value-type="string">
            <text:p>CLEAN_TUTO_MESS</text:p>
          </table:table-cell>
          <table:table-cell table:style-name="ce4" office:value-type="string">
            <text:p>CLEANUP ALL TUTO BLAKLISTERS</text:p>
          </table:table-cell>
          <table:table-cell/>
        </table:table-row>
        <table:table-row table:style-name="ro11">
          <table:table-cell table:style-name="ce2" office:value-type="string">
            <text:p>END_LEARN_MODE</text:p>
          </table:table-cell>
          <table:table-cell office:value-type="string">
            <text:p>EXPECT_NORMAL_MODE_LINK</text:p>
          </table:table-cell>
          <table:table-cell table:style-name="ce4" office:value-type="string">
            <text:p>ASYNC PREPARE NORMAL GOTO</text:p>
          </table:table-cell>
          <table:table-cell/>
        </table:table-row>
        <table:table-row table:style-name="ro34">
          <table:table-cell table:style-name="ce2" office:value-type="string">
            <text:p>END_LEARN_MODE</text:p>
          </table:table-cell>
          <table:table-cell office:value-type="string">
            <text:p>NORMAL_CHOICE_BOX( <text:s text:c="2"/>Je reste encore un peu en Mode Simplifié, Je passe en Mode Normal, '/continueSimple' , '/goNormal' )</text:p>
          </table:table-cell>
          <table:table-cell office:value-type="string">
            <text:p>&lt;h4&gt;Jeu en Mode Simplifié&lt;/h4&gt;</text:p>
            <text:p>&lt;p&gt;$n Vous jouez actuellement en *Mode Simplifié*. Si vous vous sentez prêt à découvrir l'interface complète du jeu, passez au *Mode Normal*. &lt;/p&gt;</text:p>
            <text:p/>
          </table:table-cell>
          <table:table-cell/>
        </table:table-row>
        <table:table-row table:style-name="ro35">
          <table:table-cell table:style-name="ce2" office:value-type="string">
            <text:p>END_LEARN_MODE</text:p>
          </table:table-cell>
          <table:table-cell office:value-type="string">
            <text:p>EXPECT_OBJECTIVE_TAB(tips)</text:p>
          </table:table-cell>
          <table:table-cell office:value-type="string">
            <text:p>&lt;p&gt;Maintenant c'est à vous de jouer ! Cliquez sur l'onglet <text:span text:style-name="T1"><text:s/>*Objectifs et Conseils* (&lt;img src="/img/icons/ui/tip.png" /&gt;) et regardez ce que vous pouvez faire</text:span>.&lt;/p&gt;</text:p>
          </table:table-cell>
          <table:table-cell/>
        </table:table-row>
        <table:table-row table:style-name="ro35">
          <table:table-cell table:style-name="ce2" office:value-type="string">
            <text:p>END_LEARN_MODE</text:p>
          </table:table-cell>
          <table:table-cell office:value-type="string">
            <text:p>confirm(playnow,0)</text:p>
          </table:table-cell>
          <table:table-cell office:value-type="string">
            <text:p>&lt;p&gt;Voici *des conseils pour commencer*. Faites votre choix ! Vous pouvez passer au suivant (:next:) pour en obtenir de nouveaux.&lt;/p&gt;</text:p>
          </table:table-cell>
          <table:table-cell/>
        </table:table-row>
        <table:table-row table:style-name="ro35">
          <table:table-cell table:style-name="ce2" office:value-type="string">
            <text:p>END_LEARN_MODE</text:p>
          </table:table-cell>
          <table:table-cell office:value-type="string">
            <text:p>confirm(id_con_intro,1)</text:p>
          </table:table-cell>
          <table:table-cell office:value-type="string">
            <text:p>&lt;p&gt;$n C'est fini pour cette turbo présentation, n'oubliez pas de passer en *Mode Normal* dès que les nausées seront passées et que vous vous sentirez à l'aise.&lt;/p&gt;</text:p>
          </table:table-cell>
          <table:table-cell/>
        </table:table-row>
        <table:table-row table:style-name="ro35">
          <table:table-cell table:style-name="ce2" office:value-type="string">
            <text:p>END_LEARN_MODE</text:p>
          </table:table-cell>
          <table:table-cell office:value-type="string">
            <text:p>IDLE</text:p>
          </table:table-cell>
          <table:table-cell table:number-columns-repeated="2"/>
        </table:table-row>
        <table:table-row table:style-name="ro11">
          <table:table-cell table:style-name="ce2" office:value-type="string">
            <text:p>NORMAL_MODE</text:p>
          </table:table-cell>
          <table:table-cell office:value-type="string">
            <text:p>confirm(id_con_intro,1)</text:p>
          </table:table-cell>
          <table:table-cell office:value-type="string">
            <text:p>&lt;p&gt;$n Bienvenue en *Mode Normal*. Je vais vous présenter rapidement les nouveaux éléments de l'interface.&lt;/p&gt;</text:p>
          </table:table-cell>
          <table:table-cell/>
        </table:table-row>
        <table:table-row table:style-name="ro11">
          <table:table-cell table:style-name="ce2" office:value-type="string">
            <text:p>NORMAL_MODE</text:p>
          </table:table-cell>
          <table:table-cell office:value-type="string">
            <text:p>OUTLINE(.level)</text:p>
          </table:table-cell>
          <table:table-cell table:number-columns-repeated="2"/>
        </table:table-row>
        <table:table-row table:style-name="ro25">
          <table:table-cell table:style-name="ce2" office:value-type="string">
            <text:p>NORMAL_MODE</text:p>
          </table:table-cell>
          <table:table-cell office:value-type="string">
            <text:p>confirm(whatlevel,0)</text:p>
          </table:table-cell>
          <table:table-cell office:value-type="string">
            <text:p>&lt;p&gt;Ce numéro indique le *niveau du personnage* que vous jouez. Plus vous survivrez longtemps avec ce personnage, plus son niveau augmentera. &lt;/p&gt;</text:p>
            <text:p>&lt;p&gt;Un niveau élevé offre un choix plus large de compétences.&lt;/p&gt;</text:p>
          </table:table-cell>
          <table:table-cell/>
        </table:table-row>
        <table:table-row table:style-name="ro11">
          <table:table-cell table:style-name="ce2" office:value-type="string">
            <text:p>NORMAL_MODE</text:p>
          </table:table-cell>
          <table:table-cell office:value-type="string">
            <text:p>OUTLINE(ul.skills li)</text:p>
          </table:table-cell>
          <table:table-cell table:number-columns-repeated="2"/>
        </table:table-row>
        <table:table-row table:style-name="ro26">
          <table:table-cell table:style-name="ce2" office:value-type="string">
            <text:p>NORMAL_MODE</text:p>
          </table:table-cell>
          <table:table-cell office:value-type="string">
            <text:p>confirm(listskills,0)</text:p>
          </table:table-cell>
          <table:table-cell office:value-type="string">
            <text:p>&lt;p&gt;Ici sont listées les *<text:span text:style-name="T2">compétences</text:span> de votre personnage*. Les compétences sont importantes car elles apportent des avantages directs dans le vaisseau. &lt;/p&gt;</text:p>
          </table:table-cell>
          <table:table-cell/>
        </table:table-row>
        <table:table-row table:style-name="ro11">
          <table:table-cell table:style-name="ce2" office:value-type="string">
            <text:p>NORMAL_MODE</text:p>
          </table:table-cell>
          <table:table-cell office:value-type="string">
            <text:p>OUTLINE(.pvsmbar.barmoral)</text:p>
          </table:table-cell>
          <table:table-cell table:number-columns-repeated="2"/>
        </table:table-row>
        <table:table-row table:style-name="ro36">
          <table:table-cell table:style-name="ce2" office:value-type="string">
            <text:p>NORMAL_MODE</text:p>
          </table:table-cell>
          <table:table-cell office:value-type="string">
            <text:p>confirm(moral,0)</text:p>
          </table:table-cell>
          <table:table-cell table:style-name="ce52" office:value-type="string">
            <text:p>&lt;p&gt;Ici se trouvent vos &lt;em&gt;Points de Moral&lt;/em&gt; (&lt;img src="/img/icons/ui/moral.png"/&gt;). S'ils se font rares, vous tomberez en dépression et deviendrez plus vulnérable aux maladies. &lt;/p&gt; &lt;p&gt;*S'il tombe à 0, vous vous suiciderez*. Il y a cependant des moyens de l'éviter : mangez sain, et parlez de vos soucis avec vos équipiers.&lt;/p&gt;</text:p>
          </table:table-cell>
          <table:table-cell/>
        </table:table-row>
        <table:table-row table:style-name="ro36">
          <table:table-cell table:style-name="ce2" office:value-type="string">
            <text:p>NORMAL_MODE</text:p>
          </table:table-cell>
          <table:table-cell office:value-type="string">
            <text:p>OUTLINE(.alarm)</text:p>
          </table:table-cell>
          <table:table-cell table:style-name="ce52"/>
          <table:table-cell/>
        </table:table-row>
        <table:table-row table:style-name="ro11">
          <table:table-cell table:style-name="ce2" office:value-type="string">
            <text:p>NORMAL_MODE</text:p>
          </table:table-cell>
          <table:table-cell office:value-type="string">
            <text:p>confirm(alerts,0)</text:p>
          </table:table-cell>
          <table:table-cell office:value-type="string">
            <text:p>&lt;p&gt;Ici se trouvent les &lt;em&gt;Alertes en cours&lt;/em&gt;.&lt;/p&gt;&lt;p&gt; Mon omnipotence ayant des limites, il va falloir vous organiser efficacement pour résoudre tous les problèmes du Daedalus auxquels je ne puis remédier.&lt;/p&gt;</text:p>
          </table:table-cell>
          <table:table-cell/>
        </table:table-row>
        <table:table-row table:style-name="ro11">
          <table:table-cell table:style-name="ce2" office:value-type="string">
            <text:p>NORMAL_MODE</text:p>
          </table:table-cell>
          <table:table-cell office:value-type="string">
            <text:p>OUTLINE(td.spaceshipstatus)</text:p>
          </table:table-cell>
          <table:table-cell table:number-columns-repeated="2"/>
        </table:table-row>
        <table:table-row table:style-name="ro37">
          <table:table-cell table:style-name="ce2" office:value-type="string">
            <text:p>NORMAL_MODE</text:p>
          </table:table-cell>
          <table:table-cell office:value-type="string">
            <text:p>confirm(infostuto,0)</text:p>
          </table:table-cell>
          <table:table-cell office:value-type="string">
            <text:p>&lt;p&gt;Là se trouvent les &lt;em&gt;informations&lt;/em&gt; concernant le vaisseau : l'Oxygène, le Fuel, l'Armure du vaisseau, votre Triomphe et les membres de l'équipage. &lt;/p&gt;</text:p>
            <text:p>&lt;p&gt;Une fois en jeu, vous pourrez survoler ces éléments pour avoir plus d'informations. &lt;/p&gt;</text:p>
            <text:p/>
          </table:table-cell>
          <table:table-cell/>
        </table:table-row>
        <table:table-row table:style-name="ro11">
          <table:table-cell table:style-name="ce2" office:value-type="string">
            <text:p>NORMAL_MODE</text:p>
          </table:table-cell>
          <table:table-cell office:value-type="string">
            <text:p>ns( THE_END )</text:p>
          </table:table-cell>
          <table:table-cell table:style-name="Default"/>
          <table:table-cell/>
        </table:table-row>
        <table:table-row table:style-name="ro11">
          <table:table-cell table:style-name="ce6" office:value-type="string">
            <text:p>THE_END</text:p>
          </table:table-cell>
          <table:table-cell office:value-type="string">
            <text:p>confirm(id_con_intro,0)</text:p>
          </table:table-cell>
          <table:table-cell office:value-type="string">
            <text:p>&lt;p&gt;C'est fini pour votre Introduction Assistée par Ordinateur.&lt;/p&gt; &lt;p&gt; Si vous vous sentez perdu, &lt;em&gt;n'oubliez pas de consulter l'onglet &lt;img src="/img/icons/ui/tip.png"/&gt; *Objectifs et Conseils*&lt;/em&gt; ou vos équipiers. Bon voyage ves l'Infini !&lt;/p&gt;</text:p>
          </table:table-cell>
          <table:table-cell/>
        </table:table-row>
        <table:table-row table:style-name="ro11">
          <table:table-cell table:style-name="ce6" office:value-type="string">
            <text:p>THE_END</text:p>
          </table:table-cell>
          <table:table-cell table:style-name="ce6" office:value-type="string">
            <text:p>END_OF_STORY</text:p>
          </table:table-cell>
          <table:table-cell table:style-name="ce4"/>
          <table:table-cell/>
        </table:table-row>
        <table:table-row table:style-name="ro11">
          <table:table-cell table:style-name="ce7" office:value-type="string">
            <text:p>$EOF</text:p>
          </table:table-cell>
          <table:table-cell table:style-name="ce7" table:number-columns-repeated="2"/>
          <table:table-cell/>
        </table:table-row>
        <table:table-row table:style-name="ro11">
          <table:table-cell office:value-type="string">
            <text:p>WELCOME</text:p>
          </table:table-cell>
          <table:table-cell office:value-type="string">
            <text:p>CUSTOM_CONFIRM(cdIntroPate,id_dial_intro, 0)</text:p>
          </table:table-cell>
          <table:table-cell table:style-name="ce50"/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Mes senseurs m'indiquent votre impatience. Ne soyez donc point si pressé... Il n'y a pas le feu...&lt;small&gt;soupir numérique&lt;/small&gt;. 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Fermer étagère marche pas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Fermer étagère à la fin du tuto</text:p>
          </table:table-cell>
          <table:table-cell/>
        </table:table-row>
        <table:table-row table:style-name="ro1">
          <table:table-cell table:style-name="Default" table:number-columns-repeated="2"/>
          <table:table-cell table:style-name="Default" office:value-type="string">
            <text:p>Donner le prix du picto du livre lorsqu'on passe en mode normal</text:p>
          </table:table-cell>
          <table:table-cell/>
        </table:table-row>
      </table:table>
      <table:table table:name="old_tutorial" table:style-name="ta1" table:print="false"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2" table:number-columns-repeated="1021" table:default-cell-style-name="Default"/>
        <table:table-row table:style-name="ro11">
          <table:table-cell table:style-name="ce4" office:value-type="string">
            <text:p>st</text:p>
          </table:table-cell>
          <table:table-cell table:style-name="ce4" office:value-type="string">
            <text:p>cmd</text:p>
          </table:table-cell>
          <table:table-cell table:style-name="ce4" office:value-type="string">
            <text:p>txt</text:p>
          </table:table-cell>
          <table:table-cell table:style-name="ce24" table:number-columns-repeated="1020"/>
          <table:table-cell/>
        </table:table-row>
        <table:table-row table:style-name="ro11">
          <table:table-cell table:style-name="ce5" office:value-type="string">
            <text:p>FIRST_FRAME</text:p>
          </table:table-cell>
          <table:table-cell table:style-name="ce8" office:value-type="string">
            <text:p>confirm(id_con_intro,1)</text:p>
          </table:table-cell>
          <table:table-cell table:style-name="ce4" office:value-type="string">
            <text:p>&lt;h4&gt;Bienvenue&lt;/h4&gt;&lt;p&gt;&lt;em class="nem" &gt;Paix sur toi&lt;/em&gt;</text:p>
          </table:table-cell>
          <table:table-cell table:style-name="ce24" table:number-columns-repeated="1020"/>
          <table:table-cell/>
        </table:table-row>
        <table:table-row table:style-name="ro11">
          <table:table-cell table:style-name="ce5" office:value-type="string">
            <text:p>FIRST_FRAME</text:p>
          </table:table-cell>
          <table:table-cell table:style-name="Default" office:value-type="string">
            <text:p>wait( 4.0 )</text:p>
          </table:table-cell>
          <table:table-cell table:style-name="Default"/>
          <table:table-cell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8" office:value-type="string">
            <text:p>confirm(id_con_intro,0)</text:p>
          </table:table-cell>
          <table:table-cell table:style-name="ce4" office:value-type="string">
            <text:p>CHECK CHECK</text:p>
          </table:table-cell>
          <table:table-cell table:style-name="ce24" table:number-columns-repeated="1020"/>
          <table:table-cell/>
        </table:table-row>
        <table:table-row table:style-name="ro11">
          <table:table-cell table:style-name="ce5" office:value-type="string">
            <text:p>FIRST_FRAME</text:p>
          </table:table-cell>
          <table:table-cell table:style-name="ce8" office:value-type="string">
            <text:p>ns( THE_END )</text:p>
          </table:table-cell>
          <table:table-cell table:style-name="ce4"/>
          <table:table-cell table:style-name="ce24" table:number-columns-repeated="1020"/>
          <table:table-cell/>
        </table:table-row>
        <table:table-row table:style-name="ro12">
          <table:table-cell table:style-name="ce6" office:value-type="string">
            <text:p>THE_END</text:p>
          </table:table-cell>
          <table:table-cell table:style-name="ce8" office:value-type="string">
            <text:p>confirm(id_con_intro,1)</text:p>
          </table:table-cell>
          <table:table-cell table:style-name="ce4" office:value-type="string">
            <text:p>Ce tutorial touche à sa fin, on espère qu'il vous a donné envie de jouer. Bon jeu et à bientôt à bord du Daedalus.</text:p>
          </table:table-cell>
          <table:table-cell table:style-name="ce24" table:number-columns-repeated="1020"/>
          <table:table-cell/>
        </table:table-row>
        <table:table-row table:style-name="ro11">
          <table:table-cell table:style-name="ce6" office:value-type="string">
            <text:p>THE_END</text:p>
          </table:table-cell>
          <table:table-cell table:style-name="ce6" office:value-type="string">
            <text:p>END_OF_STORY</text:p>
          </table:table-cell>
          <table:table-cell table:style-name="ce4"/>
          <table:table-cell table:style-name="ce24" table:number-columns-repeated="1020"/>
          <table:table-cell/>
        </table:table-row>
        <table:table-row table:style-name="ro11">
          <table:table-cell table:style-name="ce7" office:value-type="string">
            <text:p>$EOF</text:p>
          </table:table-cell>
          <table:table-cell table:style-name="ce7" table:number-columns-repeated="2"/>
          <table:table-cell table:style-name="ce3" table:number-columns-repeated="1020"/>
          <table:table-cell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CLEAR_INVENTORY( TERRENCE_ARCHER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INSPECT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SEEK_HIDDEN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HIDE_OBJECT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PATROL_SHIP_EJECT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PATROL_SHIP_PLANET_LAND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PATROL_SHIP_LAND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DISASSEMBLE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REPAIR_OBJECT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TUTO_REPAIR_OBJECT_2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MASTER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DROP_OBJECT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LACKLIST_ACTION( FILL_TANK_2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ACTION_ENABLE( TERRENCE_ARCHER, false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TELEPORT( TERRENCE_ARCHER, CORRIDOR_A <text:s/>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REFILL_PA( TERRENCE_ARCHER 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SPAWN_ITEM( BLASTER, CORRIDOR_B , false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SPAWN_ITEM( WRENCH, CORRIDOR_A , false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SPAWN_ITEM( DUMMY_TARGET, CORRIDOR_B , false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BREAK_ITEM( DOOR, CORRIDOR_A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SPAWN_ITEM( FUEL_TANK, CORRIDOR_B , false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SPAWN_ITEM( MEDIKIT, SPACESHIP_BAY_AA, false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SPAWN_ITEM( PATROL_TANK_ACCESS, SPACESHIP_BAY_AA, false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SPAWN_ITEM( DUMMY_TARGET, OUTER_SPACE, false)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CREATE_PATROL</text:p>
          </table:table-cell>
          <table:table-cell table:style-name="ce5"/>
          <table:table-cell table:style-name="ce25" table:number-columns-repeated="1021"/>
        </table:table-row>
        <table:table-row table:style-name="ro11">
          <table:table-cell table:style-name="ce5" office:value-type="string">
            <text:p>FIRST_FRAME</text:p>
          </table:table-cell>
          <table:table-cell table:style-name="ce5" office:value-type="string">
            <text:p>NEXT_STATE( UI_INTRODUCTION )</text:p>
          </table:table-cell>
          <table:table-cell table:style-name="ce5"/>
          <table:table-cell table:style-name="ce25" table:number-columns-repeated="1021"/>
        </table:table-row>
        <table:table-row table:style-name="ro13">
          <table:table-cell table:style-name="ce11" office:value-type="string">
            <text:p>UI_INTRODUCTION</text:p>
          </table:table-cell>
          <table:table-cell table:style-name="ce8" office:value-type="string">
            <text:p>DO_CONFIRM(id_con_intro,1)</text:p>
          </table:table-cell>
          <table:table-cell table:style-name="ce8" office:value-type="string">
            <text:p>&lt;h4&gt;Bienvenue&lt;/h4&gt;&lt;p&gt;&lt;em class="nem" &gt;Paix sur toi&lt;/em&gt;, Terrence ! Bienvenue dans la phase d'apprentissage de Mush.&lt;/p&gt;</text:p>
            <text:p>&lt;p&gt;Tout d'abord, nous allons t'expliquer le &lt;em&gt;principe du jeu&lt;/em&gt;. Ensuite, nous ferons une &lt;em&gt;présentation de l'interface&lt;/em&gt;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3">
          <table:table-cell table:style-name="ce11" office:value-type="string">
            <text:p>UI_INTRODUCTION</text:p>
          </table:table-cell>
          <table:table-cell table:style-name="ce8" office:value-type="string">
            <text:p>DO_CONFIRM(id_con_intro,0)</text:p>
          </table:table-cell>
          <table:table-cell table:style-name="ce8" office:value-type="string">
            <text:p>&lt;p&gt;Mush est un &lt;em&gt;jeu de survie et d'enquête&lt;/em&gt; dans l'espace. &lt;/p&gt;</text:p>
            <text:p/>
            <text:p>&lt;p&gt;Tu vas te réveiller à bord du célèbre vaisseau spatial, le Daedalus, avec 15 autres joueurs. 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4">
          <table:table-cell table:style-name="ce11" office:value-type="string">
            <text:p>UI_INTRODUCTION</text:p>
          </table:table-cell>
          <table:table-cell table:style-name="ce8" office:value-type="string">
            <text:p>DO_CONFIRM(id_con_intro,0)</text:p>
          </table:table-cell>
          <table:table-cell table:style-name="ce8" office:value-type="string">
            <text:p/>
            <text:p>&lt;p&gt;Seul ou en coopérant, ton objectif principal est de survivre le plus longtemps possible. Pour cela, tu devras te &lt;img src="/img/icons/ui/sat.png"/&gt; &lt;em&gt;nourrir&lt;/em&gt; et d'obtenir des <text:s/>&lt;img src="/img/icons/ui/status/hungry.png"/&gt; &lt;em&gt;ressources&lt;/em&gt; comme le Fuel ou l'Oxygène.&lt;/p&gt;</text:p>
            <text:p/>
            <text:p>&lt;p&gt;Mais ce n'est pas tout. Tu es, avec les autres membres du Daedalus, le dernier espoir pour &lt;em&gt;éliminer le parasite &lt;img src="/img/icons/ui/mush.png"/&gt; Mush&lt;/em&gt; et ainsi &lt;em&gt;sauver l'Humanité&lt;/em&gt;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5">
          <table:table-cell table:style-name="ce11" office:value-type="string">
            <text:p>UI_INTRODUCTION</text:p>
          </table:table-cell>
          <table:table-cell table:style-name="ce8" office:value-type="string">
            <text:p>DO_CONFIRM(id_con_intro,0)</text:p>
          </table:table-cell>
          <table:table-cell table:style-name="ce8" office:value-type="string">
            <text:p>&lt;p&gt;Chaque personnage dans ce jeu est &lt;em&gt;unique&lt;/em&gt; et possède des compétences diverses.&lt;/p&gt;&lt;p&gt;Ces compétences ont des utilités variées, par exemple :&lt;/p&gt;</text:p>
            <text:p>&lt;ul class="ul"&gt;</text:p>
            <text:p>&lt;li&gt;Les &lt;em&gt;tireurs&lt;/em&gt; défendront le Daedalus des &lt;img src="/img/icons/ui/hunter.png"/&gt; ennemis extérieurs&lt;/li&gt;</text:p>
            <text:p>&lt;li&gt;Les &lt;em&gt;biologistes&lt;/em&gt; feront des recherches sur le &lt;img src="/img/icons/ui/mush.png"/&gt; Mush depuis leur laboratoire&lt;/li&gt;</text:p>
            <text:p>&lt;li&gt;le &lt;em&gt;cuisinier&lt;/em&gt; fera à &lt;img src="/img/icons/ui/status/hungry.png"/&gt; manger pour l'équipage ce qui sera crucial pour le moral.&lt;/li&gt;</text:p>
            <text:p/>
            <text:p>&lt;li&gt;et bien plus encore...&lt;/li&gt;</text:p>
            <text:p>&lt;/ul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3">
          <table:table-cell table:style-name="ce11" office:value-type="string">
            <text:p>UI_INTRODUCTION</text:p>
          </table:table-cell>
          <table:table-cell table:style-name="ce8" office:value-type="string">
            <text:p>DO_CONFIRM(id_con_intro,0)</text:p>
          </table:table-cell>
          <table:table-cell table:style-name="ce8" office:value-type="string">
            <text:p>&lt;p&gt;Une équipe bien soudée arrivera même à dénicher une &lt;img src="/img/icons/ui/planet.png"/&gt; &lt;em&gt;planète&lt;/em&gt; et à l'explorer pour obtenir des nouvelles ressources. &lt;/p&gt;&lt;p&gt;Qui dit nouvelles ressources, dit &lt;em&gt;nouvelles opportunités&lt;/em&gt; pour améliorer la qualité de vie des coéquipiers. 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6">
          <table:table-cell table:style-name="ce11" office:value-type="string">
            <text:p>UI_INTRODUCTION</text:p>
          </table:table-cell>
          <table:table-cell table:style-name="ce8" office:value-type="string">
            <text:p>DO_CONFIRM(id_con_intro,0)</text:p>
          </table:table-cell>
          <table:table-cell table:style-name="ce8" office:value-type="string">
            <text:p>&lt;p&gt;Mais méfie-toi : la menace du &lt;img src="/img/icons/ui/mush.png"/&gt; &lt;em&gt;Mush&lt;/em&gt; rôde sur le Daedalus. &lt;/p&gt;&lt;p&gt;Il paraît que des camarades sont infectés et conspirent ensemble pour contaminer le reste de l'équipage, compromettant ainsi le futur de l'Humanité..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7">
          <table:table-cell table:style-name="ce11" office:value-type="string">
            <text:p>UI_INTRODUCTION</text:p>
          </table:table-cell>
          <table:table-cell table:style-name="ce8" office:value-type="string">
            <text:p>DO_CONFIRM(id_con_intro,0)</text:p>
          </table:table-cell>
          <table:table-cell table:style-name="ce8" office:value-type="string">
            <text:p>&lt;p&gt;&lt;em&gt;Libre à toi&lt;/em&gt; de collaborer ou d'agir dans ton propre intérêt. Et n'oublie pas que derrière chaque camarade, il peut se cacher un &lt;img src="/img/icons/ui/mush.png"/&gt; Mush  !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2">
          <table:table-cell table:style-name="ce11" office:value-type="string">
            <text:p>UI_INTRODUCTION</text:p>
          </table:table-cell>
          <table:table-cell table:style-name="ce8" office:value-type="string">
            <text:p>DO_CONFIRM(id_con_end_intro,0)</text:p>
          </table:table-cell>
          <table:table-cell table:style-name="ce8" office:value-type="string">
            <text:p>&lt;p&gt;C'est fini pour l'introduction du jeu ! Tu trouveras plus d'informations dans l'aide.&lt;/p&gt;&lt;p&gt; Maintenant &lt;em&gt;on passe à l'interface&lt;/em&gt;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">
          <table:table-cell table:style-name="ce11" office:value-type="string">
            <text:p>UI_INTRODUCTION</text:p>
          </table:table-cell>
          <table:table-cell table:style-name="ce8" office:value-type="string">
            <text:p>DO_CONFIRM(id_con_char,0)</text:p>
          </table:table-cell>
          <table:table-cell table:style-name="ce8" office:value-type="string">
            <text:p>&lt;p&gt;Ce type-là c'est toi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2">
          <table:table-cell table:style-name="ce11" office:value-type="string">
            <text:p>UI_INTRODUCTION</text:p>
          </table:table-cell>
          <table:table-cell table:style-name="ce8" office:value-type="string">
            <text:p>DO_CONFIRM(id_con_object,0)</text:p>
          </table:table-cell>
          <table:table-cell table:style-name="ce8" office:value-type="string">
            <text:p>&lt;p&gt;Ces trois blocs représentent ton inventaire.&lt;/p&gt;&lt;p&gt;Les objets que tu porteras s'afficheront ici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2">
          <table:table-cell table:style-name="ce11" office:value-type="string">
            <text:p>UI_INTRODUCTION</text:p>
          </table:table-cell>
          <table:table-cell table:style-name="ce8" office:value-type="string">
            <text:p>DO_CONFIRM(id_con_act,0)</text:p>
          </table:table-cell>
          <table:table-cell table:style-name="ce8" office:value-type="string">
            <text:p>&lt;p&gt;Ici se trouvent les &lt;em&gt;points d'actions&lt;/em&gt;, nécessaires pour exécuter certaines actions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2">
          <table:table-cell table:style-name="ce11" office:value-type="string">
            <text:p>UI_INTRODUCTION</text:p>
          </table:table-cell>
          <table:table-cell table:style-name="ce8" office:value-type="string">
            <text:p>DO_CONFIRM(id_con_room,0)</text:p>
          </table:table-cell>
          <table:table-cell table:style-name="ce8" office:value-type="string">
            <text:p>&lt;p&gt;Dans cette partie centrale on peut voir la salle où tu te trouves en ce moment. Actuellement tu es dans le &lt;em&gt;Couloir A&lt;/em&gt;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2">
          <table:table-cell table:style-name="ce11" office:value-type="string">
            <text:p>UI_INTRODUCTION</text:p>
          </table:table-cell>
          <table:table-cell table:style-name="ce8" office:value-type="string">
            <text:p>DO_CONFIRM(id_con_who,0)</text:p>
          </table:table-cell>
          <table:table-cell table:style-name="ce8" office:value-type="string">
            <text:p>&lt;p&gt;À cet endroit on voit &lt;em&gt;qui est présent&lt;/em&gt; dans le Couloir. Pour l'instant il n'y a que toi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2">
          <table:table-cell table:style-name="ce11" office:value-type="string">
            <text:p>UI_INTRODUCTION</text:p>
          </table:table-cell>
          <table:table-cell table:style-name="ce8" office:value-type="string">
            <text:p>DO_CONFIRM(id_con_list,0)</text:p>
          </table:table-cell>
          <table:table-cell table:style-name="ce8" office:value-type="string">
            <text:p>&lt;p&gt;Ici tu peux voir la &lt;em&gt;liste d'objets qui se trouvent dans le Couloir&lt;/em&gt;. Certains peuvent être cassés ou même cachés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3">
          <table:table-cell table:style-name="ce11" office:value-type="string">
            <text:p>UI_INTRODUCTION</text:p>
          </table:table-cell>
          <table:table-cell table:style-name="ce8" office:value-type="string">
            <text:p>DO_CONFIRM(id_con_log,0)</text:p>
          </table:table-cell>
          <table:table-cell table:style-name="ce8" office:value-type="string">
            <text:p>&lt;p&gt;Il se passe toujours des choses, donc n'oublie pas de jeter un œil au &lt;em&gt;tchat&lt;/em&gt; qui sert aussi &lt;em&gt;d'historique d'événements&lt;/em&gt;.&lt;/p&gt;&lt;p&gt; Tu recevras dans quelques instants des &lt;em&gt;instructions&lt;/em&gt; de Mademoiselle Jiang depuis &lt;em&gt;cet espace&lt;/em&gt;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8">
          <table:table-cell table:style-name="ce11" office:value-type="string">
            <text:p>UI_INTRODUCTION</text:p>
          </table:table-cell>
          <table:table-cell table:style-name="ce8" office:value-type="string">
            <text:p>DO_CONFIRM(id_con_intro,1)</text:p>
          </table:table-cell>
          <table:table-cell table:style-name="ce8" office:value-type="string">
            <text:p>&lt;h4&gt;Deuxième partie&lt;/h4&gt;&lt;p&gt;Bien, tu connais le principe du jeu et les bases de l'interface. Nous passons maintenant à la deuxième partie de l'apprentissage avec Mademoiselle Jiang, qui va te prendre en charge pour ta formation initiale.&lt;/p&gt;</text:p>
            <text:p>&lt;p&gt;Tu pourras à tout moment quitter l'apprentissage en cliquant sur le bouton &lt;em&gt;à droite du site&lt;/em&gt;.&lt;/p&gt;</text:p>
          </table:table-cell>
          <table:table-cell table:style-name="ce26" table:number-columns-repeated="10"/>
          <table:table-cell table:style-name="ce25" table:number-columns-repeated="1011"/>
        </table:table-row>
        <table:table-row table:style-name="ro11">
          <table:table-cell table:style-name="ce11" office:value-type="string">
            <text:p>UI_INTRODUCTION</text:p>
          </table:table-cell>
          <table:table-cell table:style-name="ce11" office:value-type="string">
            <text:p>NEXT_STATE( INTRODUCTION )</text:p>
          </table:table-cell>
          <table:table-cell table:style-name="ce11"/>
          <table:table-cell table:style-name="ce26" table:number-columns-repeated="10"/>
          <table:table-cell table:style-name="ce25" table:number-columns-repeated="1011"/>
        </table:table-row>
        <table:table-row table:style-name="ro11">
          <table:table-cell table:style-name="ce12" office:value-type="string">
            <text:p>INTRODUCTION</text:p>
          </table:table-cell>
          <table:table-cell table:style-name="ce12" office:value-type="string">
            <text:p>ACTION_ENABLE( TERRENCE_ARCHER,false )</text:p>
          </table:table-cell>
          <table:table-cell table:style-name="ce12"/>
          <table:table-cell table:style-name="ce27" table:number-columns-repeated="10"/>
          <table:table-cell table:style-name="ce37" table:number-columns-repeated="1010"/>
          <table:table-cell table:style-name="ce42"/>
        </table:table-row>
        <table:table-row table:style-name="ro11">
          <table:table-cell table:style-name="ce12" office:value-type="string">
            <text:p>INTRODUCTION</text:p>
          </table:table-cell>
          <table:table-cell table:style-name="ce12" office:value-type="string">
            <text:p>wait( 2.0 )</text:p>
          </table:table-cell>
          <table:table-cell table:style-name="ce12"/>
          <table:table-cell table:style-name="ce27" table:number-columns-repeated="10"/>
          <table:table-cell table:style-name="ce37" table:number-columns-repeated="1010"/>
          <table:table-cell table:style-name="ce42"/>
        </table:table-row>
        <table:table-row table:style-name="ro11">
          <table:table-cell table:style-name="ce12" office:value-type="string">
            <text:p>INTRODUCTION</text:p>
          </table:table-cell>
          <table:table-cell table:style-name="ce12" office:value-type="string">
            <text:p>tp( JIANG_HUA, CORRIDOR_A <text:s/>)</text:p>
          </table:table-cell>
          <table:table-cell table:style-name="ce12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2">
          <table:table-cell table:style-name="ce13" office:value-type="string">
            <text:p>INTRODUCTION</text:p>
          </table:table-cell>
          <table:table-cell table:style-name="ce11" office:value-type="string">
            <text:p>local( JIANG_HUA )</text:p>
          </table:table-cell>
          <table:table-cell table:style-name="ce11" office:value-type="string">
            <text:p>&lt;i&gt;Paix sur toi&lt;/i&gt; ! Tu dois être la nouvelle recrue... On va attendre le quartier-maître Zuccali.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5.0 )</text:p>
          </table:table-cell>
          <table:table-cell table:style-name="ce13"/>
          <table:table-cell table:style-name="ce26"/>
          <table:table-cell table:style-name="ce36"/>
          <table:table-cell table:style-name="ce26"/>
          <table:table-cell table:style-name="ce36"/>
          <table:table-cell table:style-name="ce26"/>
          <table:table-cell table:style-name="ce36"/>
          <table:table-cell table:style-name="ce26"/>
          <table:table-cell table:style-name="ce36"/>
          <table:table-cell table:style-name="ce26"/>
          <table:table-cell table:style-name="ce36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  <table:table-cell table:style-name="ce41"/>
          <table:table-cell table:style-name="ce38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local( JIANG_HUA <text:s/>)</text:p>
          </table:table-cell>
          <table:table-cell table:style-name="ce11" office:value-type="string">
            <text:p>Mais qu'est-ce qu'il fait...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4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local( JIANG_HUA <text:s/>)</text:p>
          </table:table-cell>
          <table:table-cell table:style-name="ce11" office:value-type="string">
            <text:p>Hé Roland... tu te magnes, oui?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4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tp( ROLAND_ZUCCALI, CORRIDOR_A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2">
          <table:table-cell table:style-name="ce13" office:value-type="string">
            <text:p>INTRODUCTION</text:p>
          </table:table-cell>
          <table:table-cell table:style-name="ce11" office:value-type="string">
            <text:p>local( ROLAND_ZUCCALI )</text:p>
          </table:table-cell>
          <table:table-cell table:style-name="ce11" office:value-type="string">
            <text:p>J'espère ne pas trop t'avoir fait patienter, j'étais occupé avec une admiratrice :-).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6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9">
          <table:table-cell table:style-name="ce13" office:value-type="string">
            <text:p>INTRODUCTION</text:p>
          </table:table-cell>
          <table:table-cell table:style-name="ce11" office:value-type="string">
            <text:p>local( JIANG_HUA <text:s/>)</text:p>
          </table:table-cell>
          <table:table-cell table:style-name="ce11" office:value-type="string">
            <text:p>Terrence, je te présente Roland Quartier-Maître et reloud de service...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6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2">
          <table:table-cell table:style-name="ce13" office:value-type="string">
            <text:p>INTRODUCTION</text:p>
          </table:table-cell>
          <table:table-cell table:style-name="ce11" office:value-type="string">
            <text:p>local( ROLAND_ZUCCALI)</text:p>
          </table:table-cell>
          <table:table-cell table:style-name="ce11" office:value-type="string">
            <text:p>Content d'avoir un pilote supplémentaire entre nous. Plus on est de fous plus on rit !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6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7">
          <table:table-cell table:style-name="ce13" office:value-type="string">
            <text:p>INTRODUCTION</text:p>
          </table:table-cell>
          <table:table-cell table:style-name="ce11" office:value-type="string">
            <text:p>local( JIANG_HUA )</text:p>
          </table:table-cell>
          <table:table-cell table:style-name="ce11" office:value-type="string">
            <text:p>Terrence, dans l'espace toutes les ressources sont limitées, y compris le temps. La moindre défaillance peut coûter cher, mais, relax, <text:s/>on est en entraînement. Tu as droit à l'erreur ici.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8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local( ROLAND_ZUCCALI)</text:p>
          </table:table-cell>
          <table:table-cell table:style-name="ce11" office:value-type="string">
            <text:p>C'est toi l'err...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2">
          <table:table-cell table:style-name="ce13" office:value-type="string">
            <text:p>INTRODUCTION</text:p>
          </table:table-cell>
          <table:table-cell table:style-name="ce11" office:value-type="string">
            <text:p>local( JIANG_HUA )</text:p>
          </table:table-cell>
          <table:table-cell table:style-name="ce11" office:value-type="string">
            <text:p>Roland, fais preuve de professionnalisme et ferme le pot de chambre qui te sert de bouche.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6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20">
          <table:table-cell table:style-name="ce13" office:value-type="string">
            <text:p>INTRODUCTION</text:p>
          </table:table-cell>
          <table:table-cell table:style-name="ce11" office:value-type="string">
            <text:p>local( JIANG_HUA )</text:p>
          </table:table-cell>
          <table:table-cell table:style-name="ce23" office:value-type="string">
            <text:p>On va commencer par un peu de technique. &lt;p&gt;Dans cette première salle tu vas devoir prendre la &lt;em&gt;Clé à Molette&lt;/em&gt; pour réparer la &lt;em&gt;Porte&lt;/em&gt;.&lt;/p&gt; &lt;p&gt;Tu verras que tout est à peu près réparable avec les bon outils et, au pire, il faudra voir avec les techniciens. Il faut toujours être prêt à ce que quelque chose tombe en panne...&lt;/p&gt;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16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7">
          <table:table-cell table:style-name="ce13" office:value-type="string">
            <text:p>INTRODUCTION</text:p>
          </table:table-cell>
          <table:table-cell table:style-name="ce11" office:value-type="string">
            <text:p>local( ROLAND_ZUCCALI)</text:p>
          </table:table-cell>
          <table:table-cell table:style-name="ce11" office:value-type="string">
            <text:p>À propos de panne, y a pas des masses de filles par ici... Si tu as besoin de trucs sympa, je peux te mettre en contact avec un mécano qui a du matos...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5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2">
          <table:table-cell table:style-name="ce13" office:value-type="string">
            <text:p>INTRODUCTION</text:p>
          </table:table-cell>
          <table:table-cell table:style-name="ce11" office:value-type="string">
            <text:p>local( JIANG_HUA )</text:p>
          </table:table-cell>
          <table:table-cell table:style-name="ce11" office:value-type="string">
            <text:p>Chez nous on dit "cherche et tu trouveras". Tu veux pas aller te chercher un cerveau, Roland ?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wait( 5.0 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6">
          <table:table-cell table:style-name="ce13" office:value-type="string">
            <text:p>INTRODUCTION</text:p>
          </table:table-cell>
          <table:table-cell table:style-name="ce11" office:value-type="string">
            <text:p>local( JIANG_HUA )</text:p>
          </table:table-cell>
          <table:table-cell table:style-name="ce11" office:value-type="string">
            <text:p>Allez ! Bonne chance... ça ne devrait pas être compliqué : &lt;p&gt;N'oublie pas que tu dois &lt;em&gt;prendre la Clé à Molette&lt;/em&gt; pour &lt;em&gt;réparer la Porte&lt;/em&gt;.&lt;/p&gt;&lt;p&gt;Ensuite, rendez-vous de l'autre côté dans &lt;em&gt;le Couloir B&lt;/em&gt;.&lt;/p&gt;</text:p>
          </table:table-cell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tp( JIANG_HUA, LIMBO <text:s/>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3" office:value-type="string">
            <text:p>INTRODUCTION</text:p>
          </table:table-cell>
          <table:table-cell table:style-name="ce11" office:value-type="string">
            <text:p>tp( ROLAND_ZUCCALI, LIMBO <text:s/>)</text:p>
          </table:table-cell>
          <table:table-cell table:style-name="ce11"/>
          <table:table-cell table:style-name="ce26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4" office:value-type="string">
            <text:p>INTRODUCTION</text:p>
          </table:table-cell>
          <table:table-cell table:style-name="ce20" office:value-type="string">
            <text:p>NEXT_STATE( REPAIR_DOOR )</text:p>
          </table:table-cell>
          <table:table-cell table:style-name="ce20"/>
          <table:table-cell table:style-name="ce28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SELECT_MASK_I( WRENCH )</text:p>
          </table:table-cell>
          <table:table-cell table:style-name="ce15"/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ACTION_ENABLE( TERRENCE_ARCHER,true )</text:p>
          </table:table-cell>
          <table:table-cell table:style-name="ce15"/>
          <table:table-cell table:style-name="ce30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RELOAD</text:p>
          </table:table-cell>
          <table:table-cell table:style-name="ce15"/>
          <table:table-cell table:style-name="ce30" table:number-columns-repeated="10"/>
          <table:table-cell table:style-name="ce38" table:number-columns-repeated="1010"/>
          <table:table-cell table:style-name="ce43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wait(1)</text:p>
          </table:table-cell>
          <table:table-cell table:style-name="ce15"/>
          <table:table-cell table:style-name="ce30" table:number-columns-repeated="10"/>
          <table:table-cell table:style-name="ce38" table:number-columns-repeated="1010"/>
          <table:table-cell table:style-name="ce43"/>
        </table:table-row>
        <table:table-row table:style-name="ro12">
          <table:table-cell table:style-name="ce15" office:value-type="string">
            <text:p>REPAIR_DOOR</text:p>
          </table:table-cell>
          <table:table-cell table:style-name="ce15" office:value-type="string">
            <text:p>EXPECT_SELECTION( WRENCH, id_sel_wrench)</text:p>
          </table:table-cell>
          <table:table-cell table:style-name="ce15" office:value-type="string">
            <text:p>La &lt;em&gt;Clé à Molette&lt;/em&gt; se trouve actuellement dans le &lt;em&gt;Couloir&lt;/em&gt;. Sélectionne-la : ça te permettra de la prendre.</text:p>
          </table:table-cell>
          <table:table-cell table:style-name="ce30" table:number-columns-repeated="10"/>
          <table:table-cell table:style-name="ce38" table:number-columns-repeated="1010"/>
          <table:table-cell table:style-name="ce43"/>
        </table:table-row>
        <table:table-row table:style-name="ro12">
          <table:table-cell table:style-name="ce15" office:value-type="string">
            <text:p>REPAIR_DOOR</text:p>
          </table:table-cell>
          <table:table-cell table:style-name="ce15" office:value-type="string">
            <text:p>EXPECT_SUCCESSFUL_ACTION( TERRENCE_ARCHER, PICK_OBJECT,id_pick_wrench)</text:p>
          </table:table-cell>
          <table:table-cell table:style-name="ce15" office:value-type="string">
            <text:p>Prends la &lt;em&gt;Clé à Molette&lt;/em&gt;. Elle passera dans ton &lt;em&gt;inventaire&lt;/em&gt;.</text:p>
          </table:table-cell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SELECT_MASK_I( DOOR )</text:p>
          </table:table-cell>
          <table:table-cell table:style-name="ce15"/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7">
          <table:table-cell table:style-name="ce15" office:value-type="string">
            <text:p>REPAIR_DOOR</text:p>
          </table:table-cell>
          <table:table-cell table:style-name="ce15" office:value-type="string">
            <text:p>EXPECT_SELECTION( DOOR, id_sel_door)</text:p>
          </table:table-cell>
          <table:table-cell table:style-name="ce15" office:value-type="string">
            <text:p>Maintenant que la Clé est dans ton inventaire, tu pourras t'en servir. Pour réparer la &lt;em&gt;porte&lt;/em&gt;, il faut d'abord la &lt;em&gt;sélectionner&lt;/em&gt;.</text:p>
          </table:table-cell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7">
          <table:table-cell table:style-name="ce15" office:value-type="string">
            <text:p>REPAIR_DOOR</text:p>
          </table:table-cell>
          <table:table-cell table:style-name="ce15" office:value-type="string">
            <text:p>EXPECT_SUCCESSFUL_ACTION( TERRENCE_ARCHER, TUTO_REPAIR_OBJECT_1,id_repair_door)</text:p>
          </table:table-cell>
          <table:table-cell table:style-name="ce15" office:value-type="string">
            <text:p>&lt;em&gt;Répare la porte&lt;/em&gt;. Si ça échoue, il faudra recommencer. Remarque que cette action à un prix : elle coûte &lt;em&gt;1 &lt;img src="/img/icons/ui/pa_slot1.png" alt="Point d'action"/&gt;&lt;/em&gt;.</text:p>
          </table:table-cell>
          <table:table-cell table:style-name="ce30" table:number-columns-repeated="10"/>
          <table:table-cell table:style-name="ce39" table:number-columns-repeated="1011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BLACKLIST_ACTION( TUTO_REPAIR_OBJECT_1)</text:p>
          </table:table-cell>
          <table:table-cell table:style-name="ce15"/>
          <table:table-cell table:style-name="ce30" table:number-columns-repeated="10"/>
          <table:table-cell table:style-name="ce39" table:number-columns-repeated="1011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DEBLACKLIST_ACTION( TUTO_REPAIR_OBJECT_2)</text:p>
          </table:table-cell>
          <table:table-cell table:style-name="ce15"/>
          <table:table-cell table:style-name="ce30" table:number-columns-repeated="10"/>
          <table:table-cell table:style-name="ce39" table:number-columns-repeated="1011"/>
        </table:table-row>
        <table:table-row table:style-name="ro12">
          <table:table-cell table:style-name="ce15" office:value-type="string">
            <text:p>REPAIR_DOOR</text:p>
          </table:table-cell>
          <table:table-cell table:style-name="ce15" office:value-type="string">
            <text:p>EXPECT_SUCCESSFUL_ACTION( TERRENCE_ARCHER, TUTO_REPAIR_OBJECT_2,id_retry_door)</text:p>
          </table:table-cell>
          <table:table-cell table:style-name="ce15" office:value-type="string">
            <text:p>Mince, tu as &lt;em&gt;échoué&lt;/em&gt; et il faudra &lt;em&gt;réessayer&lt;/em&gt; (jette un œil au tchat pour plus d'informations).</text:p>
          </table:table-cell>
          <table:table-cell table:style-name="ce30" table:number-columns-repeated="10"/>
          <table:table-cell table:style-name="ce39" table:number-columns-repeated="1011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RESET_SELECT_MASK</text:p>
          </table:table-cell>
          <table:table-cell table:style-name="ce15"/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2">
          <table:table-cell table:style-name="ce15" office:value-type="string">
            <text:p>REPAIR_DOOR</text:p>
          </table:table-cell>
          <table:table-cell table:style-name="ce15" office:value-type="string">
            <text:p>EXPECT_MODE_GOTO( div_mode_goto)</text:p>
          </table:table-cell>
          <table:table-cell table:style-name="ce15" office:value-type="string">
            <text:p>La porte est réparée. Tu peux maintenant te déplacer. Clique sur l'onglet &lt;em&gt;Se déplacer&lt;/em&gt; pour voir la carte du vaisseau.</text:p>
          </table:table-cell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wait(1)</text:p>
          </table:table-cell>
          <table:table-cell table:style-name="ce15"/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7">
          <table:table-cell table:style-name="ce15" office:value-type="string">
            <text:p>REPAIR_DOOR</text:p>
          </table:table-cell>
          <table:table-cell table:style-name="ce15" office:value-type="string">
            <text:p>EXPECT_SUCCESSFUL_ACTION( TERRENCE_ARCHER, MOVE,id_sel_move )</text:p>
          </table:table-cell>
          <table:table-cell table:style-name="ce15" office:value-type="string">
            <text:p>Clique sur &lt;em&gt;Couloir B&lt;/em&gt; pour te déplacer à cet endroit.&lt;p&gt; Tu peux également sélectionner le &lt;em&gt;Couloir B&lt;/em&gt; directement sur la &lt;em&gt;carte&lt;/em&gt; du vaisseau (au milieu).&lt;/p&gt;</text:p>
          </table:table-cell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REMOVE_LOG_ACTION( <text:s/>TERRENCE_ARCHER, MOVE )</text:p>
          </table:table-cell>
          <table:table-cell table:style-name="ce15"/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BLACKLIST_ACTION( MOVE )</text:p>
          </table:table-cell>
          <table:table-cell table:style-name="ce15"/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wait(1)</text:p>
          </table:table-cell>
          <table:table-cell table:style-name="ce15"/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21">
          <table:table-cell table:style-name="ce15" office:value-type="string">
            <text:p>REPAIR_DOOR</text:p>
          </table:table-cell>
          <table:table-cell table:style-name="ce15" office:value-type="string">
            <text:p>DO_CONFIRM("early_leave", 1)</text:p>
          </table:table-cell>
          <table:table-cell table:style-name="ce15" office:value-type="string">
            <text:p>&lt;h4&gt;Troisième partie&lt;/h4&gt;&lt;p&gt;Terrence, bon travail. Tu as accompli la deuxième partie de l’apprentissage et &lt;em&gt;tu connais les bases&lt;/em&gt; pour bien démarrer dans Mush.&lt;/p&gt;&lt;p&gt; Nous allons passer à la suite, où Mademoiselle Jiang va te rappeler comment <text:s/>&lt;em&gt;tirer sur une cible (d'entraînement) et comment piloter&lt;/em&gt;, probablement accompagné de pitreries de Roland.&lt;/p&gt;&lt;p&gt;Rappelle-toi que tu peux abandonner l'apprentissage quand tu veux en cliquant sur le bouton à &lt;em&gt;droite du site&lt;/em&gt;.&lt;/p&gt;</text:p>
          </table:table-cell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wait(1)</text:p>
          </table:table-cell>
          <table:table-cell table:style-name="ce15"/>
          <table:table-cell table:style-name="ce29" table:number-columns-repeated="10"/>
          <table:table-cell table:style-name="ce35" table:number-columns-repeated="1010"/>
          <table:table-cell table:style-name="ce44"/>
        </table:table-row>
        <table:table-row table:style-name="ro11">
          <table:table-cell table:style-name="ce15" office:value-type="string">
            <text:p>REPAIR_DOOR</text:p>
          </table:table-cell>
          <table:table-cell table:style-name="ce15" office:value-type="string">
            <text:p>NEXT_STATE( SHOOT_AND_PUMP )</text:p>
          </table:table-cell>
          <table:table-cell table:style-name="ce15"/>
          <table:table-cell table:style-name="ce30" table:number-columns-repeated="10"/>
          <table:table-cell table:style-name="ce39" table:number-columns-repeated="101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REFILL_PA( TERRENCE_ARCHER 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wait(1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tp( JIANG_HUA, CORRIDOR_B 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tp( ROLAND_ZUCCALI, CORRIDOR_B 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local( JIANG_HUA )</text:p>
          </table:table-cell>
          <table:table-cell table:style-name="ce16" office:value-type="string">
            <text:p>Parfait, je vois que la formation de base de techos, ça le fait.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wait(3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local( ROLAND_ZUCCALI )</text:p>
          </table:table-cell>
          <table:table-cell table:style-name="ce16" office:value-type="string">
            <text:p>Tu sais ce que j'aimerais bien faire là, tout de suite ?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wait(3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local( JIANG_HUA )</text:p>
          </table:table-cell>
          <table:table-cell table:style-name="ce16" office:value-type="string">
            <text:p>Pff, fais gaffe, je risque de raconter ta dernière phrase a Wang...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wait(3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local( JIANG_HUA )</text:p>
          </table:table-cell>
          <table:table-cell table:style-name="ce16" office:value-type="string">
            <text:p>Maintenant, l'objectif ça va être de &lt;em&gt;tirer sur une cible&lt;/em&gt;. 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wait(2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local( ROLAND_ZUCCALI )</text:p>
          </table:table-cell>
          <table:table-cell table:style-name="ce16" office:value-type="string">
            <text:p>Mais euh...</text:p>
          </table:table-cell>
          <table:table-cell table:style-name="ce31" table:number-columns-repeated="1021"/>
        </table:table-row>
        <table:table-row table:style-name="ro12">
          <table:table-cell table:style-name="ce16" office:value-type="string">
            <text:p>SHOOT_AND_PUMP</text:p>
          </table:table-cell>
          <table:table-cell table:style-name="ce16" office:value-type="string">
            <text:p>EXPECT_MODE_ACTION(div_mode_action)</text:p>
          </table:table-cell>
          <table:table-cell table:style-name="ce16" office:value-type="string">
            <text:p>Clique ici pour &lt;em&gt;retourner aux Actions&lt;/em&gt; (également possible sur le bouton à gauche).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SELECT_MASK_I( BLASTER 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EXPECT_SELECTION( BLASTER, id_sel_gun)</text:p>
          </table:table-cell>
          <table:table-cell table:style-name="ce16" office:value-type="string">
            <text:p>Sélectionne le &lt;em&gt;Blaster&lt;/em&gt;.</text:p>
          </table:table-cell>
          <table:table-cell table:style-name="ce31" table:number-columns-repeated="1021"/>
        </table:table-row>
        <table:table-row table:style-name="ro12">
          <table:table-cell table:style-name="ce16" office:value-type="string">
            <text:p>SHOOT_AND_PUMP</text:p>
          </table:table-cell>
          <table:table-cell table:style-name="ce16" office:value-type="string">
            <text:p>EXPECT_SUCCESSFUL_ACTION( TERRENCE_ARCHER, PICK_OBJECT,id_pick_gun)</text:p>
          </table:table-cell>
          <table:table-cell table:style-name="ce16" office:value-type="string">
            <text:p>Le &lt;em&gt;Blaster&lt;/em&gt; est sélectionné dans le &lt;em&gt;Couloir&lt;/em&gt;. Maintenant prends-le pour le placer dans ton &lt;em&gt;Inventaire&lt;/em&gt;.</text:p>
          </table:table-cell>
          <table:table-cell table:style-name="ce31" table:number-columns-repeated="1021"/>
        </table:table-row>
        <table:table-row table:style-name="ro17">
          <table:table-cell table:style-name="ce16" office:value-type="string">
            <text:p>SHOOT_AND_PUMP</text:p>
          </table:table-cell>
          <table:table-cell table:style-name="ce16" office:value-type="string">
            <text:p>EXPECT_SELECTION( BLASTER, id_inv_gun)</text:p>
          </table:table-cell>
          <table:table-cell table:style-name="ce16" office:value-type="string">
            <text:p>Le &lt;em&gt;Blaster&lt;/em&gt; est désormais dans ton inventaire. Maintenant, pour réaliser une action avec cet objet, il faut l'activer en cliquant dessus.</text:p>
          </table:table-cell>
          <table:table-cell table:style-name="ce31" table:number-columns-repeated="1021"/>
        </table:table-row>
        <table:table-row table:style-name="ro12">
          <table:table-cell table:style-name="ce16" office:value-type="string">
            <text:p>SHOOT_AND_PUMP</text:p>
          </table:table-cell>
          <table:table-cell table:style-name="ce16" office:value-type="string">
            <text:p>EXPECT_SUCCESSFUL_ACTION( TERRENCE_ARCHER, SHOOT ,id_shoot_gun)</text:p>
          </table:table-cell>
          <table:table-cell table:style-name="ce16" office:value-type="string">
            <text:p>Le &lt;em&gt;Blaster&lt;/em&gt; est dans tes mains. C'est le moment d'agir : tire sur la &lt;em&gt;Cible d'entraînement&lt;/em&gt; !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RESET_SELECT_MASK</text:p>
          </table:table-cell>
          <table:table-cell table:style-name="ce16"/>
          <table:table-cell table:style-name="ce31" table:number-columns-repeated="1021"/>
        </table:table-row>
        <table:table-row table:style-name="ro16">
          <table:table-cell table:style-name="ce16" office:value-type="string">
            <text:p>SHOOT_AND_PUMP</text:p>
          </table:table-cell>
          <table:table-cell table:style-name="ce16" office:value-type="string">
            <text:p>local( JIANG_HUA )</text:p>
          </table:table-cell>
          <table:table-cell table:style-name="ce16" office:value-type="string">
            <text:p>Ensuite, extrais une capsule de carburant pour qu'on fasse le plein de ton vaisseau. Pour cela tu devras puiser dans le &lt;em&gt;Réservoir de Fuel&lt;/em&gt;. En pratique, on n'a jamais à le faire, mais il est toujours bon de savoir se dépatouiller avec le circuit auxiliaire.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local( ROLAND_ZUCCALI )</text:p>
          </table:table-cell>
          <table:table-cell table:style-name="ce16" office:value-type="string">
            <text:p>A prop...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wait(1)</text:p>
          </table:table-cell>
          <table:table-cell table:style-name="ce16"/>
          <table:table-cell table:style-name="ce31" table:number-columns-repeated="1021"/>
        </table:table-row>
        <table:table-row table:style-name="ro12">
          <table:table-cell table:style-name="ce16" office:value-type="string">
            <text:p>SHOOT_AND_PUMP</text:p>
          </table:table-cell>
          <table:table-cell table:style-name="ce16" office:value-type="string">
            <text:p>local( JIANG_HUA )</text:p>
          </table:table-cell>
          <table:table-cell table:style-name="ce16" office:value-type="string">
            <text:p>N'ose même pas triple zorglon perclus de pus, sinon je te pète ce qui te reste de dents. 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wait(3)</text:p>
          </table:table-cell>
          <table:table-cell table:style-name="ce16"/>
          <table:table-cell table:style-name="ce31" table:number-columns-repeated="1021"/>
        </table:table-row>
        <table:table-row table:style-name="ro17">
          <table:table-cell table:style-name="ce16" office:value-type="string">
            <text:p>SHOOT_AND_PUMP</text:p>
          </table:table-cell>
          <table:table-cell table:style-name="ce16" office:value-type="string">
            <text:p>local( JIANG_HUA )</text:p>
          </table:table-cell>
          <table:table-cell table:style-name="ce16" office:value-type="string">
            <text:p>Je te rassure, Roland est aussi crétin que bon pilote, ne lui prête pas attention. Allez, bon courage, on se retrouve au &lt;em&gt;Paddock&lt;/em&gt; et n'oublie pas ta &lt;em&gt;Capsule&lt;/em&gt;.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SELECT_MASK_I( FUEL_TANK )</text:p>
          </table:table-cell>
          <table:table-cell table:style-name="ce16"/>
          <table:table-cell table:style-name="ce31" table:number-columns-repeated="1021"/>
        </table:table-row>
        <table:table-row table:style-name="ro12">
          <table:table-cell table:style-name="ce16" office:value-type="string">
            <text:p>SHOOT_AND_PUMP</text:p>
          </table:table-cell>
          <table:table-cell table:style-name="ce16" office:value-type="string">
            <text:p>EXPECT_SELECTION( FUEL_TANK, id_sel_tank)</text:p>
          </table:table-cell>
          <table:table-cell table:style-name="ce16" office:value-type="string">
            <text:p>Joli tir ! Maintenant sélectionne le &lt;em&gt;Réservoir&lt;/em&gt; pour récupérer une &lt;em&gt;Capsule de fuel&lt;/em&gt;.</text:p>
          </table:table-cell>
          <table:table-cell table:style-name="ce31" table:number-columns-repeated="1021"/>
        </table:table-row>
        <table:table-row table:style-name="ro17">
          <table:table-cell table:style-name="ce16" office:value-type="string">
            <text:p>SHOOT_AND_PUMP</text:p>
          </table:table-cell>
          <table:table-cell table:style-name="ce16" office:value-type="string">
            <text:p>EXPECT_SUCCESSFUL_ACTION( TERRENCE_ARCHER, RETRIEVE_CAPSULE , id_retrieve_caps )</text:p>
          </table:table-cell>
          <table:table-cell table:style-name="ce16" office:value-type="string">
            <text:p>Le réservoir de fuel est sélectionné dans le Couloir. Maintenant, clique ici pour &lt;em&gt;Récupérer une Capsule&lt;/em&gt;. Elle passera dans ton &lt;em&gt;Inventaire&lt;em&gt;.</text:p>
          </table:table-cell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RESET_SELECT_MASK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ACTION_ENABLE( TERRENCE_ARCHER, false 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DEBLACKLIST_ACTION( MOVE 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16" office:value-type="string">
            <text:p>SHOOT_AND_PUMP</text:p>
          </table:table-cell>
          <table:table-cell table:style-name="ce16" office:value-type="string">
            <text:p>NEXT_STATE( GOTO_TAKEOFF )</text:p>
          </table:table-cell>
          <table:table-cell table:style-name="ce16"/>
          <table:table-cell table:style-name="ce31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6" office:value-type="string">
            <text:p>REFILL_PA( TERRENCE_ARCHER )</text:p>
          </table:table-cell>
          <table:table-cell table:style-name="ce6"/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6" office:value-type="string">
            <text:p>tp( JIANG_HUA, SPACESHIP_BAY_AA )</text:p>
          </table:table-cell>
          <table:table-cell table:style-name="ce6"/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6" office:value-type="string">
            <text:p>tp( ROLAND_ZUCCALI, SPACESHIP_BAY_AA <text:s/>)</text:p>
          </table:table-cell>
          <table:table-cell table:style-name="ce6"/>
          <table:table-cell table:style-name="ce32" table:number-columns-repeated="1021"/>
        </table:table-row>
        <table:table-row table:style-name="ro17">
          <table:table-cell table:style-name="ce6" office:value-type="string">
            <text:p>GOTO_TAKEOFF</text:p>
          </table:table-cell>
          <table:table-cell table:style-name="ce6" office:value-type="string">
            <text:p>DO_CONFIRM("id_con_follow_trails",1)</text:p>
          </table:table-cell>
          <table:table-cell table:style-name="ce6" office:value-type="string">
            <text:p>&lt;p&gt;Bien joué, camarade ! Maintenant dirige-toi vers le &lt;em&gt;Paddock&lt;/em&gt; pour rejoindre tes instructeurs.&lt;/p&gt;&lt;p&gt; Fais attention : Tu as quelques couloirs à traverser pour t'y rendre.&lt;/p&gt;</text:p>
          </table:table-cell>
          <table:table-cell table:style-name="ce32" table:number-columns-repeated="1021"/>
        </table:table-row>
        <table:table-row table:style-name="ro22">
          <table:table-cell table:style-name="ce6" office:value-type="string">
            <text:p>GOTO_TAKEOFF</text:p>
          </table:table-cell>
          <table:table-cell table:style-name="ce5" office:value-type="string">
            <text:p>ACTION_ENABLE( TERRENCE_ARCHER, true )</text:p>
          </table:table-cell>
          <table:table-cell table:style-name="ce6"/>
          <table:table-cell table:style-name="ce32" table:number-columns-repeated="1021"/>
        </table:table-row>
        <table:table-row table:style-name="ro22">
          <table:table-cell table:style-name="ce6" office:value-type="string">
            <text:p>GOTO_TAKEOFF</text:p>
          </table:table-cell>
          <table:table-cell table:style-name="ce6" office:value-type="string">
            <text:p>EXPECT_LOCATION( TERRENCE_ARCHER, SPACESHIP_BAY_AA , id_rdv_paddock)</text:p>
          </table:table-cell>
          <table:table-cell table:style-name="ce6" office:value-type="string">
            <text:p>Allez, tu devrais te débrouiller maintenant. Rendez-vous au &lt;em&gt;Paddock&lt;/em&gt;... Jiang et Roland t'attendent là-bas !</text:p>
          </table:table-cell>
          <table:table-cell table:style-name="ce32" table:number-columns-repeated="1021"/>
        </table:table-row>
        <table:table-row table:style-name="ro22">
          <table:table-cell table:style-name="ce6" office:value-type="string">
            <text:p>GOTO_TAKEOFF</text:p>
          </table:table-cell>
          <table:table-cell table:style-name="ce6" office:value-type="string">
            <text:p>BLACKLIST_ACTION( MOVE )</text:p>
          </table:table-cell>
          <table:table-cell table:style-name="ce6"/>
          <table:table-cell table:style-name="ce32" table:number-columns-repeated="1021"/>
        </table:table-row>
        <table:table-row table:style-name="ro22">
          <table:table-cell table:style-name="ce6" office:value-type="string">
            <text:p>GOTO_TAKEOFF</text:p>
          </table:table-cell>
          <table:table-cell table:style-name="ce6" office:value-type="string">
            <text:p>wait(3)</text:p>
          </table:table-cell>
          <table:table-cell table:style-name="ce6"/>
          <table:table-cell table:style-name="ce32" table:number-columns-repeated="1021"/>
        </table:table-row>
        <table:table-row table:style-name="ro12">
          <table:table-cell table:style-name="ce6" office:value-type="string">
            <text:p>GOTO_TAKEOFF</text:p>
          </table:table-cell>
          <table:table-cell table:style-name="ce5" office:value-type="string">
            <text:p>local( ROLAND_ZUCCALI )</text:p>
          </table:table-cell>
          <table:table-cell table:style-name="ce6" office:value-type="string">
            <text:p>Non, mais ne te fâche pas, je t'ai dit ! C'était juste une vanne, je ne voulais pas vraiment dire mo...</text:p>
          </table:table-cell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6" office:value-type="string">
            <text:p>wait(3)</text:p>
          </table:table-cell>
          <table:table-cell table:style-name="ce6"/>
          <table:table-cell table:style-name="ce32" table:number-columns-repeated="1021"/>
        </table:table-row>
        <table:table-row table:style-name="ro23">
          <table:table-cell table:style-name="ce6" office:value-type="string">
            <text:p>GOTO_TAKEOFF</text:p>
          </table:table-cell>
          <table:table-cell table:style-name="ce5" office:value-type="string">
            <text:p>event</text:p>
          </table:table-cell>
          <table:table-cell table:style-name="ce6" office:value-type="string">
            <text:p>Jiang met une grosse baffe à Roland. Il s'étale comme une m.... Bref, il saigne du nez, ça à l'air de faire mal. </text:p>
          </table:table-cell>
          <table:table-cell table:style-name="ce32" table:number-columns-repeated="1021"/>
        </table:table-row>
        <table:table-row table:style-name="ro23">
          <table:table-cell table:style-name="ce6" office:value-type="string">
            <text:p>GOTO_TAKEOFF</text:p>
          </table:table-cell>
          <table:table-cell table:style-name="ce5" office:value-type="string">
            <text:p>HURT( ROLAND_ZUCCALI)</text:p>
          </table:table-cell>
          <table:table-cell table:style-name="ce6"/>
          <table:table-cell table:style-name="ce32" table:number-columns-repeated="1021"/>
        </table:table-row>
        <table:table-row table:style-name="ro23">
          <table:table-cell table:style-name="ce6" office:value-type="string">
            <text:p>GOTO_TAKEOFF</text:p>
          </table:table-cell>
          <table:table-cell table:style-name="ce6" office:value-type="string">
            <text:p>wait(3)</text:p>
          </table:table-cell>
          <table:table-cell table:style-name="ce6" table:number-columns-repeated="1022"/>
        </table:table-row>
        <table:table-row table:style-name="ro24">
          <table:table-cell table:style-name="ce6" office:value-type="string">
            <text:p>GOTO_TAKEOFF</text:p>
          </table:table-cell>
          <table:table-cell table:style-name="ce6" office:value-type="string">
            <text:p>local( JIANG_HUA )</text:p>
          </table:table-cell>
          <table:table-cell table:style-name="ce6" office:value-type="string">
            <text:p>Tiens ! Tant que tu es là, le bleu, &lt;em&gt;prends&lt;/em&gt; ce &lt;em&gt;Medikit&lt;/em&gt; (kit d'intervention de soins d'urgence) et &lt;em&gt;soigne&lt;/em&gt; Roland. Essaie de ne pas lui rouler dessus au passage. Ça risquerait d'améliorer son profil.</text:p>
          </table:table-cell>
          <table:table-cell table:style-name="ce32" table:number-columns-repeated="1021"/>
        </table:table-row>
        <table:table-row table:style-name="ro16">
          <table:table-cell table:style-name="ce6" office:value-type="string">
            <text:p>GOTO_TAKEOFF</text:p>
          </table:table-cell>
          <table:table-cell table:style-name="ce16" office:value-type="string">
            <text:p>EXPECT_MODE_ACTION(div_mode_action2)</text:p>
          </table:table-cell>
          <table:table-cell table:style-name="ce16" office:value-type="string">
            <text:p>Bravo ! Tu es bien arrivé au &lt;em&gt;Paddock&lt;/em&gt;. Maintenant, pour sortir de la &lt;em&gt;carte&lt;/em&gt; et voir ce qu'il y a dans cet endroit, clique sur &lt;em&gt;Retour&lt;/em&gt; ci-dessous ou sur &lt;em&gt;Retour aux Actions&lt;/em&gt; à gauche.</text:p>
          </table:table-cell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16" office:value-type="string">
            <text:p>SELECT_MASK_I( FUEL_CAPSULE )</text:p>
          </table:table-cell>
          <table:table-cell table:style-name="ce16"/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16" office:value-type="string">
            <text:p>DEBLACKLIST_ACTION( DROP_OBJECT )</text:p>
          </table:table-cell>
          <table:table-cell table:style-name="ce16"/>
          <table:table-cell table:style-name="ce32" table:number-columns-repeated="1021"/>
        </table:table-row>
        <table:table-row table:style-name="ro16">
          <table:table-cell table:style-name="ce6" office:value-type="string">
            <text:p>GOTO_TAKEOFF</text:p>
          </table:table-cell>
          <table:table-cell table:style-name="ce16" office:value-type="string">
            <text:p>EXPECT_SUCCESSFUL_ACTION( TERRENCE_ARCHER, DROP_OBJECT,id_drop_caps )</text:p>
          </table:table-cell>
          <table:table-cell table:style-name="ce16" office:value-type="string">
            <text:p>&lt;p&gt;Ouch, il a pris une grosse baffe le Roland (jette un œil au &lt;em&gt;tchat&lt;/em&gt; sur ta droite pour plus d'infos).&lt;/p&gt;&lt;p&gt; Lâche la &lt;em&gt;Capsule&lt;/em&gt;, tu n'as pas besoin de la garder en main pour soigner ce qui reste de Monsieur Roland.&lt;/p&gt;</text:p>
          </table:table-cell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16" office:value-type="string">
            <text:p>RESET_SELECT_MASK</text:p>
          </table:table-cell>
          <table:table-cell table:style-name="ce16"/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16" office:value-type="string">
            <text:p>BLACKLIST_ACTION( DROP_OBJECT )</text:p>
          </table:table-cell>
          <table:table-cell table:style-name="ce16"/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16" office:value-type="string">
            <text:p>SELECT_MASK_I( MEDIKIT )</text:p>
          </table:table-cell>
          <table:table-cell table:style-name="ce16"/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16" office:value-type="string">
            <text:p>REMOVE_LOG_ACTION( <text:s/>TERRENCE_ARCHER, PICK_OBJECT )</text:p>
          </table:table-cell>
          <table:table-cell table:style-name="ce16"/>
          <table:table-cell table:style-name="ce32" table:number-columns-repeated="1021"/>
        </table:table-row>
        <table:table-row table:style-name="ro17">
          <table:table-cell table:style-name="ce6" office:value-type="string">
            <text:p>GOTO_TAKEOFF</text:p>
          </table:table-cell>
          <table:table-cell table:style-name="ce16" office:value-type="string">
            <text:p>EXPECT_SUCCESSFUL_ACTION( TERRENCE_ARCHER, PICK_OBJECT,id_pick_medikit )</text:p>
          </table:table-cell>
          <table:table-cell table:style-name="ce16" office:value-type="string">
            <text:p>Tu as libéré une place dans ton &lt;em&gt;Inventaire&lt;/em&gt;. Maintenant tu peux prendre le &lt;em&gt;Medikit&lt;/em&gt; pour le placer dans ton &lt;em&gt;Inventaire&lt;/em&gt; et ensuite soigner Roland.</text:p>
          </table:table-cell>
          <table:table-cell table:style-name="ce32" table:number-columns-repeated="1021"/>
        </table:table-row>
        <table:table-row table:style-name="ro11">
          <table:table-cell table:style-name="ce6" office:value-type="string">
            <text:p>GOTO_TAKEOFF</text:p>
          </table:table-cell>
          <table:table-cell table:style-name="ce16" office:value-type="string">
            <text:p>RESET_SELECT_MASK</text:p>
          </table:table-cell>
          <table:table-cell table:style-name="ce16"/>
          <table:table-cell table:style-name="ce32" table:number-columns-repeated="1021"/>
        </table:table-row>
        <table:table-row table:style-name="ro17">
          <table:table-cell table:style-name="ce6" office:value-type="string">
            <text:p>GOTO_TAKEOFF</text:p>
          </table:table-cell>
          <table:table-cell table:style-name="ce6" office:value-type="string">
            <text:p>EXPECT_HERO_SELECTION( ROLAND_ZUCCALI,id_select_roland )</text:p>
          </table:table-cell>
          <table:table-cell table:style-name="ce6" office:value-type="string">
            <text:p>Le &lt;em&gt;Medikit&lt;/em&gt; se trouve maintenant dans ton &lt;em&gt;Inventaire&lt;/em&gt;. Pour t'en servir et guérir Roland, sélectionne d'abord la bouille de ton camarade.</text:p>
          </table:table-cell>
          <table:table-cell table:style-name="ce32" table:number-columns-repeated="1021"/>
        </table:table-row>
        <table:table-row table:style-name="ro22">
          <table:table-cell table:style-name="ce6" office:value-type="string">
            <text:p>GOTO_TAKEOFF</text:p>
          </table:table-cell>
          <table:table-cell table:style-name="ce6" office:value-type="string">
            <text:p>EXPECT_SUCCESSFUL_ACTION( TERRENCE_ARCHER, HEAL,id_heal_roland )</text:p>
          </table:table-cell>
          <table:table-cell table:style-name="ce6" office:value-type="string">
            <text:p>Bien. Maintenant, clique sur ce bouton pour le &lt;em&gt;Soigner&lt;/em&gt;.</text:p>
          </table:table-cell>
          <table:table-cell table:style-name="ce32" table:number-columns-repeated="1021"/>
        </table:table-row>
        <table:table-row table:style-name="ro22">
          <table:table-cell table:style-name="ce6" office:value-type="string">
            <text:p>GOTO_TAKEOFF</text:p>
          </table:table-cell>
          <table:table-cell table:style-name="ce6" office:value-type="string">
            <text:p>wait(1)</text:p>
          </table:table-cell>
          <table:table-cell table:style-name="ce6"/>
          <table:table-cell table:style-name="ce32" table:number-columns-repeated="1021"/>
        </table:table-row>
        <table:table-row table:style-name="ro22">
          <table:table-cell table:style-name="ce6" office:value-type="string">
            <text:p>GOTO_TAKEOFF</text:p>
          </table:table-cell>
          <table:table-cell table:style-name="ce21" office:value-type="string">
            <text:p>NEXT_STATE( TAKEOFF )</text:p>
          </table:table-cell>
          <table:table-cell table:style-name="ce6"/>
          <table:table-cell table:style-name="ce32" table:number-columns-repeated="1021"/>
        </table:table-row>
        <table:table-row table:style-name="ro13">
          <table:table-cell table:style-name="ce17" office:value-type="string">
            <text:p>TAKEOFF</text:p>
          </table:table-cell>
          <table:table-cell table:style-name="ce17" office:value-type="string">
            <text:p>local( JIANG_HUA )</text:p>
          </table:table-cell>
          <table:table-cell table:style-name="ce17" office:value-type="string">
            <text:p><text:s/>On arrive dans la dernière partie de l'apprentissage.&lt;p&gt; Nous allons embarquer dans un Patrouilleur pour sortir dans l'espace et simuler l'attaque d'un Hunter.&lt;/p&gt; &lt;p&gt;Fais le plein du patrouilleur, on décolle!&lt;/p&gt;&lt;p&gt; N'oublie pas de passer sur le &lt;em&gt;Canal Global&lt;/em&gt; pour les instructions en vol.&lt;/p&gt;</text:p>
          </table:table-cell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DEBLACKLIST_ACTION( FILL_TANK_2 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REFILL_PA( TERRENCE_ARCHER )</text:p>
          </table:table-cell>
          <table:table-cell table:style-name="ce17" table:number-columns-repeated="11"/>
          <table:table-cell table:style-name="ce6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SELECT_MASK_I( PATROL_TANK_ACCESS 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6">
          <table:table-cell table:style-name="ce17" office:value-type="string">
            <text:p>TAKEOFF</text:p>
          </table:table-cell>
          <table:table-cell table:style-name="ce17" office:value-type="string">
            <text:p>EXPECT_SELECTION( PATROL_TANK_ACCESS,id_sel_tank2 )</text:p>
          </table:table-cell>
          <table:table-cell table:style-name="ce17" office:value-type="string">
            <text:p>&lt;p&gt;Ça c'est fait. Maintenant, quelques préparatifs avant de décoller (lis le &lt;em&gt;tchat&lt;/em&gt; à droite pour plus d'infos).&lt;/p&gt;&lt;p&gt; Nous allons d'abord remplir le réservoir de fuel. Sélectionne le &lt;em&gt;Réservoir&lt;/em&gt; situé ici dans le Paddock.&lt;/p&gt;</text:p>
          </table:table-cell>
          <table:table-cell table:style-name="ce33" table:number-columns-repeated="10"/>
          <table:table-cell table:style-name="ce40" table:number-columns-repeated="1011"/>
        </table:table-row>
        <table:table-row table:style-name="ro17">
          <table:table-cell table:style-name="ce17" office:value-type="string">
            <text:p>TAKEOFF</text:p>
          </table:table-cell>
          <table:table-cell table:style-name="ce17" office:value-type="string">
            <text:p>EXPECT_SUCCESSFUL_ACTION( TERRENCE_ARCHER, FILL_TANK_2,id_fill_tank )</text:p>
          </table:table-cell>
          <table:table-cell table:style-name="ce17" office:value-type="string">
            <text:p>Maintenant que le &lt;em&gt;Réservoir&lt;/em&gt; est sélectionné dans le &lt;em&gt;Paddock&lt;/em&gt;, clique ci-dessous pour le &lt;em&gt;remplir&lt;/em&gt; de fuel.</text:p>
          </table:table-cell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CLEAR_TO_TAKEOFF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RESET_SELECT_MASK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REFILL_PA( TERRENCE_ARCHER 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wait(1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7">
          <table:table-cell table:style-name="ce17" office:value-type="string">
            <text:p>TAKEOFF</text:p>
          </table:table-cell>
          <table:table-cell table:style-name="ce17" office:value-type="string">
            <text:p>EXPECT_CENTRAL_CHANNEL(id_expect_central_channel)</text:p>
          </table:table-cell>
          <table:table-cell table:style-name="ce17" office:value-type="string">
            <text:p>Nous allons embarquer dans le vaisseau patrouilleur. D'abord, passe sur le &lt;em&gt;Canal Global&lt;/em&gt; en cliquant ici pour obtenir les instructions en vol.</text:p>
          </table:table-cell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wait(1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global( JIANG_HUA)</text:p>
          </table:table-cell>
          <table:table-cell table:style-name="ce17" office:value-type="string">
            <text:p>Voilà tu es sur le bon canal. Tous en piste les clowns !</text:p>
          </table:table-cell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wait(3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RESET_SELECT_MASK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RELOAD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global( ROLAND_ZUCCALI )</text:p>
          </table:table-cell>
          <table:table-cell table:style-name="ce17" office:value-type="string">
            <text:p>C'est parti !</text:p>
          </table:table-cell>
          <table:table-cell table:style-name="ce33" table:number-columns-repeated="10"/>
          <table:table-cell table:style-name="ce40" table:number-columns-repeated="1011"/>
        </table:table-row>
        <table:table-row table:style-name="ro12">
          <table:table-cell table:style-name="ce17" office:value-type="string">
            <text:p>TAKEOFF</text:p>
          </table:table-cell>
          <table:table-cell table:style-name="ce17" office:value-type="string">
            <text:p>EXPECT_SUCCESSFUL_ACTION( TERRENCE_ARCHER, PATROL_SHIP_TAKEOFF , id_takeoff_patrol)</text:p>
          </table:table-cell>
          <table:table-cell table:style-name="ce17" office:value-type="string">
            <text:p>Clique ci-dessous pour &lt;em&gt;Décoller&lt;/em&gt; ! C'est partiiiii... !</text:p>
          </table:table-cell>
          <table:table-cell table:style-name="ce33" table:number-columns-repeated="10"/>
          <table:table-cell table:style-name="ce40" table:number-columns-repeated="1011"/>
        </table:table-row>
        <table:table-row table:style-name="ro17">
          <table:table-cell table:style-name="ce17" office:value-type="string">
            <text:p>TAKEOFF</text:p>
          </table:table-cell>
          <table:table-cell table:style-name="ce17" office:value-type="string">
            <text:p>GLOBAL_EVENT</text:p>
          </table:table-cell>
          <table:table-cell table:style-name="ce17" office:value-type="string">
            <text:p>Vous montez dans l'appareil. Ca fait longtemps que vous n'aviez pas volé dans un Patrouilleur. Vous décollez sans problème. Vous avez fait ça toute votre vie.</text:p>
          </table:table-cell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RESET_SELECT_MASK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TAKEOFF( JIANG_HUA, OUTER_SPACE 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TAKEOFF( ROLAND_ZUCCALI, OUTER_SPACE 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1">
          <table:table-cell table:style-name="ce17" office:value-type="string">
            <text:p>TAKEOFF</text:p>
          </table:table-cell>
          <table:table-cell table:style-name="ce17" office:value-type="string">
            <text:p>NEXT_STATE( CHANGE_SECTOR )</text:p>
          </table:table-cell>
          <table:table-cell table:style-name="ce17"/>
          <table:table-cell table:style-name="ce33" table:number-columns-repeated="10"/>
          <table:table-cell table:style-name="ce40" table:number-columns-repeated="1011"/>
        </table:table-row>
        <table:table-row table:style-name="ro12">
          <table:table-cell table:style-name="ce18" office:value-type="string">
            <text:p>CHANGE_SECTOR</text:p>
          </table:table-cell>
          <table:table-cell table:style-name="ce18" office:value-type="string">
            <text:p>global( JIANG_HUA)</text:p>
          </table:table-cell>
          <table:table-cell table:style-name="ce18" office:value-type="string">
            <text:p>Par convention, on découpe les secteurs spatiaux à couvrir en quatre. Passe au &lt;em&gt;secteur A&lt;/em&gt;, on va s'exercer au tir.</text:p>
          </table:table-cell>
          <table:table-cell table:style-name="ce34" table:number-columns-repeated="1021"/>
        </table:table-row>
        <table:table-row table:style-name="ro11">
          <table:table-cell table:style-name="ce18" office:value-type="string">
            <text:p>CHANGE_SECTOR</text:p>
          </table:table-cell>
          <table:table-cell table:style-name="ce22" office:value-type="string">
            <text:p>wait(5)</text:p>
          </table:table-cell>
          <table:table-cell table:style-name="ce18"/>
          <table:table-cell table:style-name="ce34" table:number-columns-repeated="1021"/>
        </table:table-row>
        <table:table-row table:style-name="ro17">
          <table:table-cell table:style-name="ce18" office:value-type="string">
            <text:p>CHANGE_SECTOR</text:p>
          </table:table-cell>
          <table:table-cell table:style-name="ce18" office:value-type="string">
            <text:p>global( ROLAND_ZUCCALI )</text:p>
          </table:table-cell>
          <table:table-cell table:style-name="ce18" office:value-type="string">
            <text:p>À propos de proverbes chinois, ça m'en rappelle une bonne. Y a un mec, il rentre dans le bar, va voir le barman et lui dit : "j'ai un putain de pari pour toi : je te parie 300 jetons que je peux piss...</text:p>
          </table:table-cell>
          <table:table-cell table:style-name="ce34" table:number-columns-repeated="1021"/>
        </table:table-row>
        <table:table-row table:style-name="ro11">
          <table:table-cell table:style-name="ce18" office:value-type="string">
            <text:p>CHANGE_SECTOR</text:p>
          </table:table-cell>
          <table:table-cell table:style-name="ce22" office:value-type="string">
            <text:p>wait(5)</text:p>
          </table:table-cell>
          <table:table-cell table:style-name="ce18"/>
          <table:table-cell table:style-name="ce34" table:number-columns-repeated="1021"/>
        </table:table-row>
        <table:table-row table:style-name="ro17">
          <table:table-cell table:style-name="ce18" office:value-type="string">
            <text:p>CHANGE_SECTOR</text:p>
          </table:table-cell>
          <table:table-cell table:style-name="ce18" office:value-type="string">
            <text:p>global( JIANG_HUA)</text:p>
          </table:table-cell>
          <table:table-cell table:style-name="ce18" office:value-type="string">
            <text:p>Parfois j'aimerais être sourde, t'as du bol d'être en vol toi... Ça me rappelle que j'avais parié 2000 jetons avec Lai que tu tenterais la vanne du barman. Blaireau va...</text:p>
          </table:table-cell>
          <table:table-cell table:style-name="ce34" table:number-columns-repeated="1021"/>
        </table:table-row>
        <table:table-row table:style-name="ro11">
          <table:table-cell table:style-name="ce18" office:value-type="string">
            <text:p>CHANGE_SECTOR</text:p>
          </table:table-cell>
          <table:table-cell table:style-name="ce22" office:value-type="string">
            <text:p>wait(5)</text:p>
          </table:table-cell>
          <table:table-cell table:style-name="ce18"/>
          <table:table-cell table:style-name="ce34" table:number-columns-repeated="1021"/>
        </table:table-row>
        <table:table-row table:style-name="ro11">
          <table:table-cell table:style-name="ce18" office:value-type="string">
            <text:p>CHANGE_SECTOR</text:p>
          </table:table-cell>
          <table:table-cell table:style-name="ce18" office:value-type="string">
            <text:p>global( ROLAND_ZUCCALI )</text:p>
          </table:table-cell>
          <table:table-cell table:style-name="ce18" office:value-type="string">
            <text:p>Moi aussi je t'aime :-)</text:p>
          </table:table-cell>
          <table:table-cell table:style-name="ce34" table:number-columns-repeated="1021"/>
        </table:table-row>
        <table:table-row table:style-name="ro11">
          <table:table-cell table:style-name="ce18" office:value-type="string">
            <text:p>CHANGE_SECTOR</text:p>
          </table:table-cell>
          <table:table-cell table:style-name="ce22" office:value-type="string">
            <text:p>wait(3)</text:p>
          </table:table-cell>
          <table:table-cell table:style-name="ce18"/>
          <table:table-cell table:style-name="ce34" table:number-columns-repeated="1021"/>
        </table:table-row>
        <table:table-row table:style-name="ro11">
          <table:table-cell table:style-name="ce18" office:value-type="string">
            <text:p>CHANGE_SECTOR</text:p>
          </table:table-cell>
          <table:table-cell table:style-name="ce18" office:value-type="string">
            <text:p>NEXT_STATE( SHOOT_AND_LAND )</text:p>
          </table:table-cell>
          <table:table-cell table:style-name="ce18"/>
          <table:table-cell table:style-name="ce34" table:number-columns-repeated="1021"/>
        </table:table-row>
        <table:table-row table:style-name="ro11">
          <table:table-cell table:style-name="ce6" office:value-type="string">
            <text:p>SHOOT_AND_LAND</text:p>
          </table:table-cell>
          <table:table-cell table:style-name="ce6" office:value-type="string">
            <text:p>SPAWN_HUNTER( <text:s/>OUTER_SPACE )</text:p>
          </table:table-cell>
          <table:table-cell table:style-name="ce6"/>
          <table:table-cell table:style-name="ce34" table:number-columns-repeated="1021"/>
        </table:table-row>
        <table:table-row table:style-name="ro12">
          <table:table-cell table:style-name="ce6" office:value-type="string">
            <text:p>SHOOT_AND_LAND</text:p>
          </table:table-cell>
          <table:table-cell table:style-name="ce6" office:value-type="string">
            <text:p>global( JIANG_HUA)</text:p>
          </table:table-cell>
          <table:table-cell table:style-name="ce21" office:value-type="string">
            <text:p>Simple routine, utilise le &lt;em&gt;Poste de Pilotage&lt;/em&gt; et dégomme le &lt;em&gt;Hunter&lt;/em&gt;.</text:p>
          </table:table-cell>
          <table:table-cell table:style-name="ce34" table:number-columns-repeated="1021"/>
        </table:table-row>
        <table:table-row table:style-name="ro11">
          <table:table-cell table:style-name="ce6" office:value-type="string">
            <text:p>SHOOT_AND_LAND</text:p>
          </table:table-cell>
          <table:table-cell table:style-name="ce6" office:value-type="string">
            <text:p>SELECT_MASK_I( PATROL_COMMAND )</text:p>
          </table:table-cell>
          <table:table-cell table:style-name="ce21"/>
          <table:table-cell table:style-name="ce34" table:number-columns-repeated="1021"/>
        </table:table-row>
        <table:table-row table:style-name="ro16">
          <table:table-cell table:style-name="ce6" office:value-type="string">
            <text:p>SHOOT_AND_LAND</text:p>
          </table:table-cell>
          <table:table-cell table:style-name="ce6" office:value-type="string">
            <text:p>EXPECT_SELECTION( PATROL_COMMAND, id_sel_patrol_command)</text:p>
          </table:table-cell>
          <table:table-cell table:style-name="ce21" office:value-type="string">
            <text:p>D'abord, clique sur &lt;em&gt;Retour&lt;/em&gt; pour sortir de la &lt;em&gt;Carte&lt;/em&gt;. &lt;p&gt;Ensuite, cherche le &lt;em&gt;Poste de Pilotage&lt;/em&gt; parmi les objets qui se trouvent dans la cabine du &lt;em&gt;Patrouilleur&lt;/em&gt;.&lt;/p&gt;</text:p>
          </table:table-cell>
          <table:table-cell table:style-name="ce34" table:number-columns-repeated="1021"/>
        </table:table-row>
        <table:table-row table:style-name="ro12">
          <table:table-cell table:style-name="ce6" office:value-type="string">
            <text:p>SHOOT_AND_LAND</text:p>
          </table:table-cell>
          <table:table-cell table:style-name="ce21" office:value-type="string">
            <text:p>EXPECT_SUCCESSFUL_ACTION( TERRENCE_ARCHER, PATROL_SHIP_ATTACK ,id_attack_patrol )</text:p>
          </table:table-cell>
          <table:table-cell table:style-name="ce21" office:value-type="string">
            <text:p>Le &lt;em&gt;Poste de Pilotage&lt;/em&gt; est sélectionné. Maintenant, tire sur un &lt;em&gt;Hunter&lt;/em&gt; !</text:p>
          </table:table-cell>
          <table:table-cell table:style-name="ce32" table:number-columns-repeated="1021"/>
        </table:table-row>
        <table:table-row table:style-name="ro11">
          <table:table-cell table:style-name="ce6" office:value-type="string">
            <text:p>SHOOT_AND_LAND</text:p>
          </table:table-cell>
          <table:table-cell table:style-name="ce6" office:value-type="string">
            <text:p>DEBLACKLIST_ACTION( PATROL_SHIP_LAND )</text:p>
          </table:table-cell>
          <table:table-cell table:style-name="ce21"/>
          <table:table-cell table:style-name="ce32" table:number-columns-repeated="1021"/>
        </table:table-row>
        <table:table-row table:style-name="ro17">
          <table:table-cell table:style-name="ce6" office:value-type="string">
            <text:p>SHOOT_AND_LAND</text:p>
          </table:table-cell>
          <table:table-cell table:style-name="ce6" office:value-type="string">
            <text:p>global( JIANG_HUA)</text:p>
          </table:table-cell>
          <table:table-cell table:style-name="ce21" office:value-type="string">
            <text:p>Bravo ! Un Hunter de moins ! Tu as maintenant l'autorisation d'atterrir. Le reste de ta formation te sera dispensé à bord sur le tard, mais tu as désormais des bases solides.</text:p>
          </table:table-cell>
          <table:table-cell table:style-name="ce32" table:number-columns-repeated="1021"/>
        </table:table-row>
        <table:table-row table:style-name="ro11">
          <table:table-cell table:style-name="ce6" office:value-type="string">
            <text:p>SHOOT_AND_LAND</text:p>
          </table:table-cell>
          <table:table-cell table:style-name="ce6" office:value-type="string">
            <text:p>wait(2)</text:p>
          </table:table-cell>
          <table:table-cell table:style-name="ce21"/>
          <table:table-cell table:style-name="ce32" table:number-columns-repeated="1021"/>
        </table:table-row>
        <table:table-row table:style-name="ro11">
          <table:table-cell table:style-name="ce6" office:value-type="string">
            <text:p>SHOOT_AND_LAND</text:p>
          </table:table-cell>
          <table:table-cell table:style-name="ce6" office:value-type="string">
            <text:p>global( ROLAND_ZUCCALI)</text:p>
          </table:table-cell>
          <table:table-cell table:style-name="ce21" office:value-type="string">
            <text:p>Nickel, bien joué, on se retrouve ce soir pour cette petite virée...</text:p>
          </table:table-cell>
          <table:table-cell table:style-name="ce32" table:number-columns-repeated="1021"/>
        </table:table-row>
        <table:table-row table:style-name="ro12">
          <table:table-cell table:style-name="ce6" office:value-type="string">
            <text:p>SHOOT_AND_LAND</text:p>
          </table:table-cell>
          <table:table-cell table:style-name="ce21" office:value-type="string">
            <text:p>EXPECT_SUCCESSFUL_ACTION( TERRENCE_ARCHER, PATROL_SHIP_LAND,id_land_patrol )</text:p>
          </table:table-cell>
          <table:table-cell table:style-name="ce6" office:value-type="string">
            <text:p>Presque fini ! &lt;em&gt;Atterris&lt;/em&gt; pour finir l'apprentissage.</text:p>
          </table:table-cell>
          <table:table-cell table:style-name="ce32" table:number-columns-repeated="1021"/>
        </table:table-row>
        <table:table-row table:style-name="ro17">
          <table:table-cell table:style-name="ce6" office:value-type="string">
            <text:p>SHOOT_AND_LAND</text:p>
          </table:table-cell>
          <table:table-cell table:style-name="ce6" office:value-type="string">
            <text:p>DO_CONFIRM("id_con_finished",1)</text:p>
          </table:table-cell>
          <table:table-cell table:style-name="ce6" office:value-type="string">
            <text:p>&lt;h4&gt;Fin de l'apprentissage&lt;/h4&gt;&lt;p&gt;Félicitations, camarade. Tu as réussi l'apprentissage de Mush. Tu connais désormais les bases du jeu !&lt;/p&gt;&lt;p&gt; Maintenant, passons aux choses sérieuses...&lt;p&gt;</text:p>
          </table:table-cell>
          <table:table-cell table:style-name="ce32" table:number-columns-repeated="1021"/>
        </table:table-row>
        <table:table-row table:style-name="ro11">
          <table:table-cell table:style-name="ce6" office:value-type="string">
            <text:p>SHOOT_AND_LAND</text:p>
          </table:table-cell>
          <table:table-cell table:style-name="ce6" office:value-type="string">
            <text:p>NEXT_STATE( THE_END )</text:p>
          </table:table-cell>
          <table:table-cell table:style-name="ce6"/>
          <table:table-cell table:style-name="ce32" table:number-columns-repeated="1021"/>
        </table:table-row>
        <table:table-row table:style-name="ro11">
          <table:table-cell table:style-name="ce6" office:value-type="string">
            <text:p>THE_END</text:p>
          </table:table-cell>
          <table:table-cell table:style-name="ce6" office:value-type="string">
            <text:p>END_OF_STORY</text:p>
          </table:table-cell>
          <table:table-cell table:style-name="ce6"/>
          <table:table-cell table:style-name="ce32"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3"/>
          <table:table-cell table:style-name="ce35" table:number-columns-repeated="1020"/>
          <table:table-cell table:style-name="ce44"/>
        </table:table-row>
        <table:table-row table:style-name="ro1" table:number-rows-repeated="104835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15">15/01/2013</text:date>, <text:time>16:15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Elahee</meta:initial-creator>
    <meta:creation-date>2011-10-28T10:47:22.51</meta:creation-date>
    <dc:date>2013-01-15T16:15:24.07</dc:date>
    <meta:editing-duration>P10DT2H37M6S</meta:editing-duration>
    <meta:editing-cycles>917</meta:editing-cycles>
    <meta:generator>OpenOffice.org/3.3$Win32 OpenOffice.org_project/330m20$Build-9567</meta:generator>
    <dc:creator>David Elahee</dc:creator>
    <meta:document-statistic meta:table-count="3" meta:cell-count="851" meta:object-count="0"/>
  </office:meta>
</office:document-meta>
</file>